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33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1138in"/>
    </style:style>
    <style:style style:name="co34" style:family="table-column">
      <style:table-column-properties fo:break-before="auto" style:column-width="1.1689in"/>
    </style:style>
    <style:style style:name="co35" style:family="table-column">
      <style:table-column-properties fo:break-before="auto" style:column-width="2.1409in"/>
    </style:style>
    <style:style style:name="co36" style:family="table-column">
      <style:table-column-properties fo:break-before="auto" style:column-width="1.5618in"/>
    </style:style>
    <style:style style:name="co37" style:family="table-column">
      <style:table-column-properties fo:break-before="auto" style:column-width="1.9008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1.3327in"/>
    </style:style>
    <style:style style:name="co11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2728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1307in"/>
    </style:style>
    <style:style style:name="co16" style:family="table-column">
      <style:table-column-properties fo:break-before="auto" style:column-width="1.7256in"/>
    </style:style>
    <style:style style:name="co17" style:family="table-column">
      <style:table-column-properties fo:break-before="auto" style:column-width="0.7752in"/>
    </style:style>
    <style:style style:name="co18" style:family="table-column">
      <style:table-column-properties fo:break-before="auto" style:column-width="1.4638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3492in"/>
    </style:style>
    <style:style style:name="co21" style:family="table-column">
      <style:table-column-properties fo:break-before="auto" style:column-width="2.6654in"/>
    </style:style>
    <style:style style:name="co22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0.7209in"/>
    </style:style>
    <style:style style:name="co24" style:family="table-column">
      <style:table-column-properties fo:break-before="auto" style:column-width="0.3819in"/>
    </style:style>
    <style:style style:name="co25" style:family="table-column">
      <style:table-column-properties fo:break-before="auto" style:column-width="0.5134in"/>
    </style:style>
    <style:style style:name="co26" style:family="table-column">
      <style:table-column-properties fo:break-before="auto" style:column-width="2.676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1.6783in" fo:break-before="auto" style:use-optimal-row-height="true"/>
    </style:style>
    <style:style style:name="ro11" style:family="table-row">
      <style:table-row-properties style:row-height="1.5134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11" style:family="table-cell" style:parent-style-name="Default">
      <style:table-cell-properties fo:border="0.0346in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-bottom="0.0346in solid #000000" fo:border-left="0.0138in solid #000000" fo:border-right="0.0138in solid #000000" fo:border-top="0.0138in solid #000000"/>
    </style:style>
    <style:style style:name="ce16" style:family="table-cell" style:parent-style-name="Default">
      <style:table-cell-properties fo:border-bottom="0.0346in solid #000000" fo:border-left="0.0138in solid #000000" fo:border-right="0.0138in solid #000000" fo:border-top="0.0346in solid #000000"/>
    </style:style>
    <style:style style:name="ce13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1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17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18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1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0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21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</style:style>
    <style:style style:name="ce22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</style:style>
    <style:style style:name="ce2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24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start"/>
    </style:style>
    <style:style style:name="ce2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2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7" style:family="table-cell" style:parent-style-name="Default" style:data-style-name="N100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0.0008in solid #000000" style:text-align-source="fix" style:repeat-content="false" fo:wrap-option="wrap" fo:border-left="0.0138in solid #000000" fo:border-right="0.0008in solid #000000" fo:border-top="0.0346in solid #000000" style:vertical-align="top"/>
      <style:paragraph-properties fo:text-align="start"/>
    </style:style>
    <style:style style:name="ce29" style:family="table-cell" style:parent-style-name="Default" style:data-style-name="N100">
      <style:table-cell-properties fo:border-bottom="0.0008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30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31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32" style:family="table-cell" style:parent-style-name="Default" style:data-style-name="N100">
      <style:table-cell-properties style:text-align-source="fix" style:repeat-content="false" fo:wrap-option="wrap" fo:border="0.0138in solid #000000" style:vertical-align="top"/>
      <style:paragraph-properties fo:text-align="start"/>
    </style:style>
    <style:style style:name="ce33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4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35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008in solid #000000" fo:border-top="0.0138in solid #000000" style:vertical-align="top"/>
      <style:paragraph-properties fo:text-align="start"/>
    </style:style>
    <style:style style:name="ce36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008in solid #000000" fo:border-top="0.0138in solid #000000" style:vertical-align="top"/>
      <style:paragraph-properties fo:text-align="start"/>
    </style:style>
    <style:style style:name="ce3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8" style:family="table-cell" style:parent-style-name="Default" style:data-style-name="N100">
      <style:table-cell-properties fo:border-bottom="0.0008in solid #000000" style:text-align-source="fix" style:repeat-content="false" fo:wrap-option="wrap" fo:border-left="0.0008in solid #000000" fo:border-right="0.0346in solid #000000" fo:border-top="0.0346in solid #000000" style:vertical-align="top"/>
      <style:paragraph-properties fo:text-align="start"/>
    </style:style>
    <style:style style:name="ce39" style:family="table-cell" style:parent-style-name="Default" style:data-style-name="N100">
      <style:table-cell-properties fo:border-bottom="0.0008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40" style:family="table-cell" style:parent-style-name="Default" style:data-style-name="N100">
      <style:table-cell-properties fo:border-bottom="0.0346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41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42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</style:style>
    <style:style style:name="ce43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</style:style>
    <style:style style:name="ce44" style:family="table-cell" style:parent-style-name="Default" style:data-style-name="N100">
      <style:table-cell-properties fo:border-bottom="0.0138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45" style:family="table-cell" style:parent-style-name="Default" style:data-style-name="N100">
      <style:table-cell-properties fo:border-bottom="0.0138in solid #000000" style:text-align-source="fix" style:repeat-content="false" fo:wrap-option="wrap" fo:border-left="0.0008in solid #000000" fo:border-right="0.0346in solid #000000" fo:border-top="0.0138in solid #000000" style:vertical-align="top"/>
      <style:paragraph-properties fo:text-align="start"/>
    </style:style>
    <style:style style:name="ce46" style:family="table-cell" style:parent-style-name="Default" style:data-style-name="N100">
      <style:table-cell-properties fo:border-bottom="0.0346in solid #000000" style:text-align-source="fix" style:repeat-content="false" fo:wrap-option="wrap" fo:border-left="0.0008in solid #000000" fo:border-right="0.0346in solid #000000" fo:border-top="0.0138in solid #000000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48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4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rincess Sheet" table:style-name="ta1" table:print="false">
        <office:forms form:automatic-focus="false" form:apply-design-mode="false"/>
        <table:table-column table:style-name="co1" table:default-cell-style-name="ce3"/>
        <table:table-column table:style-name="co33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34" table:visibility="collapse" table:default-cell-style-name="ce3"/>
        <table:table-column table:style-name="co35" table:default-cell-style-name="ce3"/>
        <table:table-column table:style-name="co36" table:visibility="collapse" table:default-cell-style-name="ce3"/>
        <table:table-column table:style-name="co37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Side 1</text:p>
          </table:table-cell>
          <table:table-cell table:style-name="ce1" office:value-type="string">
            <text:p>Effect 1</text:p>
          </table:table-cell>
          <table:table-cell table:style-name="ce1" office:value-type="string">
            <text:p>Side 2</text:p>
          </table:table-cell>
          <table:table-cell table:style-name="ce1" office:value-type="string">
            <text:p>Effect 2</text:p>
          </table:table-cell>
          <table:table-cell table:style-name="ce1" office:value-type="string">
            <text:p>Border Color</text:p>
          </table:table-cell>
          <table:table-cell table:style-name="ce1" office:value-type="string">
            <text:p>Background Color</text:p>
          </table:table-cell>
          <table:table-cell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Fir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lle</text:p>
          </table:table-cell>
          <table:table-cell table:style-name="ce2" office:value-type="string">
            <text:p>Abducted</text:p>
          </table:table-cell>
          <table:table-cell table:style-name="ce2" office:value-type="string">
            <text:p>In Town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Firs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smine</text:p>
          </table:table-cell>
          <table:table-cell table:style-name="ce2" office:value-type="string">
            <text:p>Arabian</text:p>
          </table:table-cell>
          <table:table-cell table:style-name="ce2" office:value-type="string">
            <text:p>In the Palace</text:p>
          </table:table-cell>
          <table:table-cell table:style-name="ce2" office:value-type="string">
            <text:p>1 Prevent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3 Wish 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Fir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ulan</text:p>
          </table:table-cell>
          <table:table-cell table:style-name="ce2" office:value-type="string">
            <text:p>Asian Warrior</text:p>
          </table:table-cell>
          <table:table-cell table:style-name="ce2" office:value-type="string">
            <text:p>One of the Guy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Save the Emporer</text:p>
          </table:table-cell>
          <table:table-cell table:style-name="ce2" office:value-type="string">
            <text:p>2 Att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Yellow</text:p>
          </table:table-cell>
          <table:table-cell table:number-columns-repeated="101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First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inkerbell</text:p>
          </table:table-cell>
          <table:table-cell table:style-name="ce2" office:value-type="string">
            <text:p>Fairy</text:p>
          </table:table-cell>
          <table:table-cell table:style-name="ce2" office:value-type="string">
            <text:p>Neverland</text:p>
          </table:table-cell>
          <table:table-cell table:style-name="ce2" office:value-type="string">
            <text:p>1 Steal</text:p>
          </table:table-cell>
          <table:table-cell table:style-name="ce2" office:value-type="string">
            <text:p>Off to Adventure</text:p>
          </table:table-cell>
          <table:table-cell table:style-name="ce2" office:value-type="string">
            <text:p>1 Kill</text:p>
          </table:table-cell>
          <table:table-cell table:number-columns-repeated="2"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First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iana</text:p>
          </table:table-cell>
          <table:table-cell table:number-columns-repeated="2" table:style-name="ce2" office:value-type="string">
            <text:p>Frog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Cured</text:p>
          </table:table-cell>
          <table:table-cell table:style-name="ce2" office:value-type="string">
            <text:p>2 Stun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First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lsa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Into the Mountains</text:p>
          </table:table-cell>
          <table:table-cell table:style-name="ce2" office:value-type="string">
            <text:p>2 Stun</text:p>
          </table:table-cell>
          <table:table-cell table:number-columns-repeated="2"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First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iel</text:p>
          </table:table-cell>
          <table:table-cell table:number-columns-repeated="2" table:style-name="ce2" office:value-type="string">
            <text:p>Mermaid</text:p>
          </table:table-cell>
          <table:table-cell table:style-name="ce2" office:value-type="string">
            <text:p>1 Defense</text:p>
          </table:table-cell>
          <table:table-cell table:style-name="ce2" office:value-type="string">
            <text:p>Onto Land</text:p>
          </table:table-cell>
          <table:table-cell table:style-name="ce2" office:value-type="string">
            <text:p>1 Stun or 1 Turn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urple</text:p>
          </table:table-cell>
          <table:table-cell table:number-columns-repeated="101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cahontas</text:p>
          </table:table-cell>
          <table:table-cell table:style-name="ce2" office:value-type="string">
            <text:p>Native American</text:p>
          </table:table-cell>
          <table:table-cell table:style-name="ce2" office:value-type="string">
            <text:p>On the Plain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The New World</text:p>
          </table:table-cell>
          <table:table-cell table:style-name="ce2" office:value-type="string">
            <text:p>2 Prevent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Tan</text:p>
          </table:table-cell>
          <table:table-cell table:number-columns-repeated="101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First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Outlaw</text:p>
          </table:table-cell>
          <table:table-cell table:style-name="ce2" office:value-type="string">
            <text:p>In Castle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Fir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inderella</text:p>
          </table:table-cell>
          <table:table-cell table:style-name="ce2" office:value-type="string">
            <text:p>Ragged</text:p>
          </table:table-cell>
          <table:table-cell table:style-name="ce2" office:value-type="string">
            <text:p>Rags</text:p>
          </table:table-cell>
          <table:table-cell table:style-name="ce2" office:value-type="string">
            <text:p>1 Stun</text:p>
          </table:table-cell>
          <table:table-cell table:style-name="ce2" office:value-type="string">
            <text:p>Riches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Fir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Merida</text:p>
          </table:table-cell>
          <table:table-cell table:style-name="ce2" office:value-type="string">
            <text:p>Scottish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Kill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Kill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Yellow</text:p>
          </table:table-cell>
          <table:table-cell table:number-columns-repeated="101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First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urora</text:p>
          </table:table-cell>
          <table:table-cell table:number-columns-repeated="2" table:style-name="ce2" office:value-type="string">
            <text:p>Sleeping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Awoken</text:p>
          </table:table-cell>
          <table:table-cell table:style-name="ce2" office:value-type="string">
            <text:p>3 Resource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First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apunzel</text:p>
          </table:table-cell>
          <table:table-cell table:style-name="ce2" office:value-type="string">
            <text:p>Tower</text:p>
          </table:table-cell>
          <table:table-cell table:style-name="ce2" office:value-type="string">
            <text:p>In Tower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2 Stun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Purple</text:p>
          </table:table-cell>
          <table:table-cell table:number-columns-repeated="101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First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Wonderland</text:p>
          </table:table-cell>
          <table:table-cell table:style-name="ce2" office:value-type="string">
            <text:p>Reality</text:p>
          </table:table-cell>
          <table:table-cell table:style-name="ce2" office:value-type="string">
            <text:p>Move 1 character from each player (if it exists) to deployment zone to the left of the owner.</text:p>
          </table:table-cell>
          <table:table-cell table:style-name="ce2" office:value-type="string">
            <text:p>Down the Rabbit Hole</text:p>
          </table:table-cell>
          <table:table-cell table:style-name="ce2" office:value-type="string">
            <text:p>2 Attack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6" office:value-type="string">
            <text:p>Second</text:p>
          </table:table-cell>
          <table:table-cell table:style-name="ce2" office:value-type="float" office:value="1">
            <text:p>1</text:p>
          </table:table-cell>
          <table:table-cell table:style-name="ce56" office:value-type="string">
            <text:p>Kida</text:p>
          </table:table-cell>
          <table:table-cell table:style-name="ce56" office:value-type="string">
            <text:p>Atlantian</text:p>
          </table:table-cell>
          <table:table-cell table:style-name="ce56" office:value-type="string">
            <text:p>Atlantis</text:p>
          </table:table-cell>
          <table:table-cell table:style-name="ce56"/>
          <table:table-cell table:style-name="ce56" office:value-type="string">
            <text:p>Visitors</text:p>
          </table:table-cell>
          <table:table-cell table:style-name="ce56"/>
          <table:table-cell table:number-columns-repeated="2" table:style-name="ce56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Secon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tta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Grasshoppers</text:p>
          </table:table-cell>
          <table:table-cell table:style-name="ce2"/>
          <table:table-cell table:style-name="ce2" office:value-type="string">
            <text:p>Revolution</text:p>
          </table:table-cell>
          <table:table-cell table:style-name="ce2"/>
          <table:table-cell table:style-name="ce2" office:value-type="string">
            <text:p>Purple</text:p>
          </table:table-cell>
          <table:table-cell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Seco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egara</text:p>
          </table:table-cell>
          <table:table-cell table:style-name="ce2" office:value-type="string">
            <text:p>Greek</text:p>
          </table:table-cell>
          <table:table-cell table:style-name="ce2" office:value-type="string">
            <text:p>On High</text:p>
          </table:table-cell>
          <table:table-cell table:style-name="ce2"/>
          <table:table-cell table:style-name="ce2" office:value-type="string">
            <text:p>Down to the Underworld</text:p>
          </table:table-cell>
          <table:table-cell table:style-name="ce2"/>
          <table:table-cell table:style-name="ce2" office:value-type="string">
            <text:p>Purple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Secon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Esmeralda</text:p>
          </table:table-cell>
          <table:table-cell table:style-name="ce2" office:value-type="string">
            <text:p>Gypsy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To the Tower</text:p>
          </table:table-cell>
          <table:table-cell table:style-name="ce2"/>
          <table:table-cell table:style-name="ce2" office:value-type="string">
            <text:p>Purple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econ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Jungle</text:p>
          </table:table-cell>
          <table:table-cell table:style-name="ce2" office:value-type="string">
            <text:p>On Safari</text:p>
          </table:table-cell>
          <table:table-cell table:style-name="ce2"/>
          <table:table-cell table:style-name="ce2" office:value-type="string">
            <text:p>Into the Jungle</text:p>
          </table:table-cell>
          <table:table-cell table:style-name="ce2"/>
          <table:table-cell table:style-name="ce2" office:value-type="string">
            <text:p>Yellow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Secon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Sal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Halloween</text:p>
          </table:table-cell>
          <table:table-cell table:style-name="ce2"/>
          <table:table-cell table:style-name="ce2" office:value-type="string">
            <text:p>Christmas</text:p>
          </table:table-cell>
          <table:table-cell table:style-name="ce2"/>
          <table:table-cell table:style-name="ce2" office:value-type="string">
            <text:p>Tan</text:p>
          </table:table-cell>
          <table:table-cell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Secon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oana</text:p>
          </table:table-cell>
          <table:table-cell table:style-name="ce2" office:value-type="string">
            <text:p>Polynesian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2" office:value-type="string">
            <text:p>Tan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enelope</text:p>
          </table:table-cell>
          <table:table-cell table:style-name="ce2" office:value-type="string">
            <text:p>Racing</text:p>
          </table:table-cell>
          <table:table-cell table:style-name="ce2" office:value-type="string">
            <text:p>Glitch</text:p>
          </table:table-cell>
          <table:table-cell table:style-name="ce2"/>
          <table:table-cell table:style-name="ce2" office:value-type="string">
            <text:p>Off to the Races</text:p>
          </table:table-cell>
          <table:table-cell table:style-name="ce2"/>
          <table:table-cell table:style-name="ce2" office:value-type="string">
            <text:p>Green</text:p>
          </table:table-cell>
          <table:table-cell table:style-name="ce2" office:value-type="string">
            <text:p>Brown</text:p>
          </table:table-cell>
          <table:table-cell table:number-columns-repeated="101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Secon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Eva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Searching Earth</text:p>
          </table:table-cell>
          <table:table-cell table:style-name="ce2"/>
          <table:table-cell table:style-name="ce2" office:value-type="string">
            <text:p>Back to the Ship</text:p>
          </table:table-cell>
          <table:table-cell table:style-name="ce2"/>
          <table:table-cell table:style-name="ce2" office:value-type="string">
            <text:p>White</text:p>
          </table:table-cell>
          <table:table-cell table:style-name="ce2" office:value-type="string">
            <text:p>Black</text:p>
          </table:table-cell>
          <table:table-cell table:number-columns-repeated="1013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Seco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arian</text:p>
          </table:table-cell>
          <table:table-cell table:style-name="ce2" office:value-type="string">
            <text:p>Thief</text:p>
          </table:table-cell>
          <table:table-cell table:style-name="ce2" office:value-type="string">
            <text:p>In Castle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number-columns-repeated="2"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6" office:value-type="string">
            <text:p>Third</text:p>
          </table:table-cell>
          <table:table-cell table:style-name="ce2" office:value-type="float" office:value="1">
            <text:p>1</text:p>
          </table:table-cell>
          <table:table-cell table:style-name="ce56" office:value-type="string">
            <text:p>Guinievere</text:p>
          </table:table-cell>
          <table:table-cell table:style-name="ce56" office:value-type="string">
            <text:p>Albion</text:p>
          </table:table-cell>
          <table:table-cell table:style-name="ce56" office:value-type="string">
            <text:p>In Castle</text:p>
          </table:table-cell>
          <table:table-cell table:style-name="ce56"/>
          <table:table-cell table:style-name="ce56" office:value-type="string">
            <text:p>To Arms</text:p>
          </table:table-cell>
          <table:table-cell table:style-name="ce56"/>
          <table:table-cell table:style-name="ce56" office:value-type="string">
            <text:p>White</text:p>
          </table:table-cell>
          <table:table-cell table:style-name="ce56" office:value-type="string">
            <text:p>Orange</text:p>
          </table:table-cell>
          <table:table-cell table:number-columns-repeated="1013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Thir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lo</text:p>
          </table:table-cell>
          <table:table-cell table:style-name="ce2" office:value-type="string">
            <text:p>Alien Friend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New Friend</text:p>
          </table:table-cell>
          <table:table-cell table:style-name="ce2"/>
          <table:table-cell table:style-name="ce2" office:value-type="string">
            <text:p>Red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Thir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sis</text:p>
          </table:table-cell>
          <table:table-cell table:style-name="ce2" office:value-type="string">
            <text:p>Egyptian</text:p>
          </table:table-cell>
          <table:table-cell table:style-name="ce2" office:value-type="string">
            <text:p>In the Sky</text:p>
          </table:table-cell>
          <table:table-cell table:style-name="ce2"/>
          <table:table-cell table:style-name="ce2" office:value-type="string">
            <text:p>On the Throne</text:p>
          </table:table-cell>
          <table:table-cell table:style-name="ce2"/>
          <table:table-cell table:style-name="ce2" office:value-type="string">
            <text:p>Orange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Thir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ed Riding Hood</text:p>
          </table:table-cell>
          <table:table-cell table:style-name="ce2" office:value-type="string">
            <text:p>Fables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2" office:value-type="string">
            <text:p>Red</text:p>
          </table:table-cell>
          <table:table-cell table:style-name="ce2" office:value-type="string">
            <text:p>Black</text:p>
          </table:table-cell>
          <table:table-cell table:number-columns-repeated="1013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Thir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arvati</text:p>
          </table:table-cell>
          <table:table-cell table:style-name="ce2" office:value-type="string">
            <text:p>Indian</text:p>
          </table:table-cell>
          <table:table-cell table:style-name="ce2" office:value-type="string">
            <text:p>On the Mountain</text:p>
          </table:table-cell>
          <table:table-cell table:style-name="ce2"/>
          <table:table-cell table:style-name="ce2" office:value-type="string">
            <text:p>In the Trinity</text:p>
          </table:table-cell>
          <table:table-cell table:style-name="ce2"/>
          <table:table-cell table:style-name="ce2" office:value-type="string">
            <text:p>Yellow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Thir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Freya</text:p>
          </table:table-cell>
          <table:table-cell table:style-name="ce2" office:value-type="string">
            <text:p>Nordic</text:p>
          </table:table-cell>
          <table:table-cell table:style-name="ce2" office:value-type="string">
            <text:p>Battlefield</text:p>
          </table:table-cell>
          <table:table-cell table:style-name="ce2"/>
          <table:table-cell table:style-name="ce2" office:value-type="string">
            <text:p>The Great Field</text:p>
          </table:table-cell>
          <table:table-cell table:style-name="ce2"/>
          <table:table-cell table:style-name="ce2" office:value-type="string">
            <text:p>Brown</text:p>
          </table:table-cell>
          <table:table-cell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Thir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Swan</text:p>
          </table:table-cell>
          <table:table-cell table:style-name="ce2" office:value-type="string">
            <text:p>Pirate</text:p>
          </table:table-cell>
          <table:table-cell table:style-name="ce2" office:value-type="string">
            <text:p>Governer's House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2" office:value-type="string">
            <text:p>Brown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nastasia</text:p>
          </table:table-cell>
          <table:table-cell table:style-name="ce2" office:value-type="string">
            <text:p>Russian</text:p>
          </table:table-cell>
          <table:table-cell table:style-name="ce2" office:value-type="string">
            <text:p>Rags</text:p>
          </table:table-cell>
          <table:table-cell table:style-name="ce2"/>
          <table:table-cell table:style-name="ce2" office:value-type="string">
            <text:p>Riches</text:p>
          </table:table-cell>
          <table:table-cell table:style-name="ce2"/>
          <table:table-cell table:style-name="ce2" office:value-type="string">
            <text:p>Green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Thir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o Peep</text:p>
          </table:table-cell>
          <table:table-cell table:style-name="ce2" office:value-type="string">
            <text:p>Toy</text:p>
          </table:table-cell>
          <table:table-cell table:style-name="ce2" office:value-type="string">
            <text:p>Toybox</text:p>
          </table:table-cell>
          <table:table-cell table:style-name="ce2"/>
          <table:table-cell table:style-name="ce2" office:value-type="string">
            <text:p>Playroom</text:p>
          </table:table-cell>
          <table:table-cell table:style-name="ce2"/>
          <table:table-cell table:style-name="ce2" office:value-type="string">
            <text:p>White</text:p>
          </table:table-cell>
          <table:table-cell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Thir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orpse Brid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2" office:value-type="string">
            <text:p>White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ion List" table:style-name="ta1" table:print="false">
        <office:forms form:automatic-focus="false" form:apply-design-mode="false"/>
        <table:table-column table:style-name="co1" table:number-columns-repeated="2" table:default-cell-style-name="ce12"/>
        <table:table-column table:style-name="co3" table:default-cell-style-name="ce12"/>
        <table:table-column table:style-name="co4" table:default-cell-style-name="ce12"/>
        <table:table-column table:style-name="co11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row table:style-name="ro3">
          <table:table-cell table:number-columns-repeated="2" table:style-name="ce11" office:value-type="string">
            <text:p>#</text:p>
          </table:table-cell>
          <table:table-cell table:style-name="ce11" office:value-type="string">
            <text:p>Princess</text:p>
          </table:table-cell>
          <table:table-cell table:style-name="ce11" office:value-type="string">
            <text:p>Faction</text:p>
          </table:table-cell>
          <table:table-cell table:style-name="ce11" office:value-type="string">
            <text:p>Text Color</text:p>
          </table:table-cell>
          <table:table-cell table:style-name="ce11" office:value-type="string">
            <text:p>Border Color</text:p>
          </table:table-cell>
          <table:table-cell table:style-name="ce11" office:value-type="string">
            <text:p>Background Color</text:p>
          </table:table-cell>
          <table:table-cell table:style-name="ce11" office:value-type="string">
            <text:p>Edition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Belle</text:p>
          </table:table-cell>
          <table:table-cell office:value-type="string">
            <text:p>Abducted</text:p>
          </table:table-cell>
          <table:table-cell office:value-type="string">
            <text:p>Black</text:p>
          </table:table-cell>
          <table:table-cell office:value-type="string">
            <text:p>Yellow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Jasmine</text:p>
          </table:table-cell>
          <table:table-cell office:value-type="string">
            <text:p>Arabian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office:value-type="string">
            <text:p>Pink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string">
            <text:p>Mulan</text:p>
          </table:table-cell>
          <table:table-cell office:value-type="string">
            <text:p>Asian Warrior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office:value-type="string">
            <text:p>Yellow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4">
            <text:p>4</text:p>
          </table:table-cell>
          <table:table-cell office:value-type="string">
            <text:p>Tinkerbell</text:p>
          </table:table-cell>
          <table:table-cell office:value-type="string">
            <text:p>Fairy</text:p>
          </table:table-cell>
          <table:table-cell office:value-type="string">
            <text:p>Black</text:p>
          </table:table-cell>
          <table:table-cell table:number-columns-repeated="2" office:value-type="string">
            <text:p>Green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string">
            <text:p>Tiana</text:p>
          </table:table-cell>
          <table:table-cell office:value-type="string">
            <text:p>Frog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6">
            <text:p>6</text:p>
          </table:table-cell>
          <table:table-cell office:value-type="string">
            <text:p>Elsa</text:p>
          </table:table-cell>
          <table:table-cell office:value-type="string">
            <text:p>Ice</text:p>
          </table:table-cell>
          <table:table-cell office:value-type="string">
            <text:p>White</text:p>
          </table:table-cell>
          <table:table-cell table:number-columns-repeated="2"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7">
            <text:p>7</text:p>
          </table:table-cell>
          <table:table-cell office:value-type="string">
            <text:p>Ariel</text:p>
          </table:table-cell>
          <table:table-cell office:value-type="string">
            <text:p>Mermaid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office:value-type="string">
            <text:p>Purpl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8">
            <text:p>8</text:p>
          </table:table-cell>
          <table:table-cell office:value-type="string">
            <text:p>Pocahontas</text:p>
          </table:table-cell>
          <table:table-cell office:value-type="string">
            <text:p>Native American</text:p>
          </table:table-cell>
          <table:table-cell office:value-type="string">
            <text:p>White</text:p>
          </table:table-cell>
          <table:table-cell office:value-type="string">
            <text:p>Brown</text:p>
          </table:table-cell>
          <table:table-cell office:value-type="string">
            <text:p>Tan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9">
            <text:p>9</text:p>
          </table:table-cell>
          <table:table-cell office:value-type="string">
            <text:p>Snow</text:p>
          </table:table-cell>
          <table:table-cell office:value-type="string">
            <text:p>Outlaw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string">
            <text:p>Cinderella</text:p>
          </table:table-cell>
          <table:table-cell office:value-type="string">
            <text:p>Ragged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office:value-type="string">
            <text:p>Pink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1">
            <text:p>11</text:p>
          </table:table-cell>
          <table:table-cell office:value-type="string">
            <text:p>Merida</text:p>
          </table:table-cell>
          <table:table-cell office:value-type="string">
            <text:p>Scottish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office:value-type="string">
            <text:p>Yellow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2">
            <text:p>12</text:p>
          </table:table-cell>
          <table:table-cell office:value-type="string">
            <text:p>Aurora</text:p>
          </table:table-cell>
          <table:table-cell office:value-type="string">
            <text:p>Sleeping</text:p>
          </table:table-cell>
          <table:table-cell office:value-type="string">
            <text:p>Black</text:p>
          </table:table-cell>
          <table:table-cell office:value-type="string">
            <text:p>Pink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3">
            <text:p>13</text:p>
          </table:table-cell>
          <table:table-cell office:value-type="string">
            <text:p>Rapunzel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string">
            <text:p>Pink</text:p>
          </table:table-cell>
          <table:table-cell office:value-type="string">
            <text:p>Purpl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4">
            <text:p>14</text:p>
          </table:table-cell>
          <table:table-cell office:value-type="string">
            <text:p>Alice</text:p>
          </table:table-cell>
          <table:table-cell office:value-type="string">
            <text:p>Wonderland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office:value-type="string">
            <text:p>White</text:p>
          </table:table-cell>
          <table:table-cell office:value-type="string">
            <text:p>First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6" office:value-type="string">
            <text:p>Kida</text:p>
          </table:table-cell>
          <table:table-cell table:style-name="ce16" office:value-type="string">
            <text:p>Atlantian</text:p>
          </table:table-cell>
          <table:table-cell table:style-name="ce16" office:value-type="string">
            <text:p>Black</text:p>
          </table:table-cell>
          <table:table-cell table:number-columns-repeated="2" table:style-name="ce16" office:value-type="string">
            <text:p>Blue</text:p>
          </table:table-cell>
          <table:table-cell table:style-name="ce16" office:value-type="string">
            <text:p>Second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Atta</text:p>
          </table:table-cell>
          <table:table-cell office:value-type="string">
            <text:p>Bug</text:p>
          </table:table-cell>
          <table:table-cell office:value-type="string">
            <text:p>Black</text:p>
          </table:table-cell>
          <table:table-cell office:value-type="string">
            <text:p>Purple</text:p>
          </table:table-cell>
          <table:table-cell office:value-type="string">
            <text:p>Green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Megara</text:p>
          </table:table-cell>
          <table:table-cell office:value-type="string">
            <text:p>Greek</text:p>
          </table:table-cell>
          <table:table-cell office:value-type="string">
            <text:p>Black</text:p>
          </table:table-cell>
          <table:table-cell office:value-type="string">
            <text:p>Purple</text:p>
          </table:table-cell>
          <table:table-cell office:value-type="string">
            <text:p>Red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Esmeralda</text:p>
          </table:table-cell>
          <table:table-cell office:value-type="string">
            <text:p>Gypsy</text:p>
          </table:table-cell>
          <table:table-cell office:value-type="string">
            <text:p>Black</text:p>
          </table:table-cell>
          <table:table-cell office:value-type="string">
            <text:p>Purple</text:p>
          </table:table-cell>
          <table:table-cell office:value-type="string">
            <text:p>White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Jane</text:p>
          </table:table-cell>
          <table:table-cell office:value-type="string">
            <text:p>Jungle</text:p>
          </table:table-cell>
          <table:table-cell office:value-type="string">
            <text:p>Black</text:p>
          </table:table-cell>
          <table:table-cell office:value-type="string">
            <text:p>Yellow</text:p>
          </table:table-cell>
          <table:table-cell office:value-type="string">
            <text:p>White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Sally</text:p>
          </table:table-cell>
          <table:table-cell office:value-type="string">
            <text:p>Monster</text:p>
          </table:table-cell>
          <table:table-cell office:value-type="string">
            <text:p>Black</text:p>
          </table:table-cell>
          <table:table-cell office:value-type="string">
            <text:p>Tan</text:p>
          </table:table-cell>
          <table:table-cell office:value-type="string">
            <text:p>Green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Moana</text:p>
          </table:table-cell>
          <table:table-cell office:value-type="string">
            <text:p>Polynesian</text:p>
          </table:table-cell>
          <table:table-cell office:value-type="string">
            <text:p>Black</text:p>
          </table:table-cell>
          <table:table-cell office:value-type="string">
            <text:p>Tan</text:p>
          </table:table-cell>
          <table:table-cell office:value-type="string">
            <text:p>Red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Penelope</text:p>
          </table:table-cell>
          <table:table-cell office:value-type="string">
            <text:p>Racing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office:value-type="string">
            <text:p>Brown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Eva</text:p>
          </table:table-cell>
          <table:table-cell office:value-type="string">
            <text:p>Robot</text:p>
          </table:table-cell>
          <table:table-cell office:value-type="string">
            <text:p>Black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Marian</text:p>
          </table:table-cell>
          <table:table-cell office:value-type="string">
            <text:p>Thief</text:p>
          </table:table-cell>
          <table:table-cell office:value-type="string">
            <text:p>Black</text:p>
          </table:table-cell>
          <table:table-cell table:number-columns-repeated="2" office:value-type="string">
            <text:p>Pink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6" office:value-type="string">
            <text:p>Guinievere</text:p>
          </table:table-cell>
          <table:table-cell table:style-name="ce16" office:value-type="string">
            <text:p>Albion</text:p>
          </table:table-cell>
          <table:table-cell table:style-name="ce16" office:value-type="string">
            <text:p>Black</text:p>
          </table:table-cell>
          <table:table-cell table:style-name="ce16" office:value-type="string">
            <text:p>White</text:p>
          </table:table-cell>
          <table:table-cell table:style-name="ce16" office:value-type="string">
            <text:p>Orange</text:p>
          </table:table-cell>
          <table:table-cell table:style-name="ce16" office:value-type="string">
            <text:p>Third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Lilo</text:p>
          </table:table-cell>
          <table:table-cell office:value-type="string">
            <text:p>Alien Friend</text:p>
          </table:table-cell>
          <table:table-cell office:value-type="string">
            <text:p>Black</text:p>
          </table:table-cell>
          <table:table-cell office:value-type="string">
            <text:p>Red</text:p>
          </table:table-cell>
          <table:table-cell office:value-type="string">
            <text:p>White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sis</text:p>
          </table:table-cell>
          <table:table-cell office:value-type="string">
            <text:p>Egyptian</text:p>
          </table:table-cell>
          <table:table-cell office:value-type="string">
            <text:p>Black</text:p>
          </table:table-cell>
          <table:table-cell office:value-type="string">
            <text:p>Orange</text:p>
          </table:table-cell>
          <table:table-cell office:value-type="string">
            <text:p>Blue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Red Riding Hood</text:p>
          </table:table-cell>
          <table:table-cell office:value-type="string">
            <text:p>Fables</text:p>
          </table:table-cell>
          <table:table-cell office:value-type="string">
            <text:p>Black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Parvati</text:p>
          </table:table-cell>
          <table:table-cell office:value-type="string">
            <text:p>Indian</text:p>
          </table:table-cell>
          <table:table-cell office:value-type="string">
            <text:p>Black</text:p>
          </table:table-cell>
          <table:table-cell office:value-type="string">
            <text:p>Yellow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Freya</text:p>
          </table:table-cell>
          <table:table-cell office:value-type="string">
            <text:p>Nordic</text:p>
          </table:table-cell>
          <table:table-cell office:value-type="string">
            <text:p>White</text:p>
          </table:table-cell>
          <table:table-cell office:value-type="string">
            <text:p>Brown</text:p>
          </table:table-cell>
          <table:table-cell office:value-type="string">
            <text:p>Green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string">
            <text:p>Swan</text:p>
          </table:table-cell>
          <table:table-cell office:value-type="string">
            <text:p>Pirate</text:p>
          </table:table-cell>
          <table:table-cell office:value-type="string">
            <text:p>Black</text:p>
          </table:table-cell>
          <table:table-cell office:value-type="string">
            <text:p>Brown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Anastasia</text:p>
          </table:table-cell>
          <table:table-cell office:value-type="string">
            <text:p>Russian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string">
            <text:p>Bo Peep</text:p>
          </table:table-cell>
          <table:table-cell office:value-type="string">
            <text:p>Toy</text:p>
          </table:table-cell>
          <table:table-cell office:value-type="string">
            <text:p>Black</text:p>
          </table:table-cell>
          <table:table-cell office:value-type="string">
            <text:p>White</text:p>
          </table:table-cell>
          <table:table-cell office:value-type="string">
            <text:p>Pink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string">
            <text:p>Corpse Bride</text:p>
          </table:table-cell>
          <table:table-cell office:value-type="string">
            <text:p>Undead</text:p>
          </table:table-cell>
          <table:table-cell office:value-type="string">
            <text:p>Black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office:value-type="string">
            <text:p>Third</text:p>
          </table:table-cell>
        </table:table-row>
      </table:table>
      <table:table table:name="Card List" table:style-name="ta1" table:print="false">
        <office:forms form:automatic-focus="false" form:apply-design-mode="false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3" table:default-cell-style-name="ce3"/>
        <table:table-column table:style-name="co16" table:default-cell-style-name="ce3"/>
        <table:table-column table:style-name="co17" table:default-cell-style-name="ce3"/>
        <table:table-column table:style-name="co18" table:visibility="collapse" table:default-cell-style-name="ce3"/>
        <table:table-column table:style-name="co19" table:visibility="collapse" table:default-cell-style-name="ce37"/>
        <table:table-column table:style-name="co20" table:default-cell-style-name="ce3"/>
        <table:table-column table:style-name="co21" table:default-cell-style-name="ce3"/>
        <table:table-column table:style-name="co11" table:number-columns-repeated="1004" table:default-cell-style-name="ce3"/>
        <table:table-row table:style-name="ro9">
          <table:table-cell table:style-name="ce1" office:value-type="string">
            <text:p>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Card Name</text:p>
          </table:table-cell>
          <table:table-cell table:style-name="ce1" office:value-type="string">
            <text:p>Card Type</text:p>
          </table:table-cell>
          <table:table-cell table:style-name="ce1" office:value-type="string">
            <text:p>Effect</text:p>
          </table:table-cell>
          <table:table-cell table:style-name="ce27" office:value-type="string">
            <text:p>Quality</text:p>
          </table:table-cell>
          <table:table-cell table:style-name="ce1" office:value-type="string">
            <text:p>Cost</text:p>
          </table:table-cell>
          <table:table-cell table:style-name="ce27" office:value-type="string">
            <text:p>Text</text:p>
          </table:table-cell>
          <table:table-cell table:number-columns-repeated="1004"/>
        </table:table-row>
        <table:table-row table:style-name="ro1">
          <table:table-cell table:style-name="ce20" office:value-type="float" office:value="1">
            <text:p>1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Abducted</text:p>
          </table:table-cell>
          <table:table-cell table:style-name="ce17" office:value-type="string">
            <text:p>Angry Wolf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1" table:formula="of:=[.A2]+1" office:value-type="float" office:value="2">
            <text:p>2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Beast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8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21" table:formula="of:=[.A3]+1" office:value-type="float" office:value="3">
            <text:p>3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Cogsworth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starvation power.</text:p>
          </table:table-cell>
          <table:table-cell table:number-columns-repeated="1004"/>
        </table:table-row>
        <table:table-row table:style-name="ro5">
          <table:table-cell table:style-name="ce21" table:formula="of:=[.A4]+1" office:value-type="float" office:value="4">
            <text:p>4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Gaston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Kil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Kill 1 character from any deployment field.</text:p>
          </table:table-cell>
          <table:table-cell table:number-columns-repeated="1004"/>
        </table:table-row>
        <table:table-row table:style-name="ro1">
          <table:table-cell table:style-name="ce21" table:formula="of:=[.A5]+1" office:value-type="float" office:value="5">
            <text:p>5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Healthy Ros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cor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core 1 point.</text:p>
          </table:table-cell>
          <table:table-cell table:number-columns-repeated="1004"/>
        </table:table-row>
        <table:table-row table:style-name="ro5">
          <table:table-cell table:style-name="ce21" table:formula="of:=[.A6]+1" office:value-type="float" office:value="6">
            <text:p>6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Lumier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21" table:formula="of:=[.A7]+1" office:value-type="float" office:value="7">
            <text:p>7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Mauric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2" table:formula="of:=[.A8]+1" office:value-type="float" office:value="8">
            <text:p>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Abducted</text:p>
          </table:table-cell>
          <table:table-cell table:style-name="ce19" office:value-type="string">
            <text:p>Mrs. Potts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Resource</text:p>
          </table:table-cell>
          <table:table-cell table:style-name="ce30" office:value-type="string">
            <text:p>2</text:p>
          </table:table-cell>
          <table:table-cell table:style-name="ce15" office:value-type="float" office:value="4">
            <text:p>4</text:p>
          </table:table-cell>
          <table:table-cell table:style-name="ce40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20" table:formula="of:=[.A9]+1" office:value-type="float" office:value="9">
            <text:p>9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Arabian</text:p>
          </table:table-cell>
          <table:table-cell table:style-name="ce17" office:value-type="string">
            <text:p>Abu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Steal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21" table:formula="of:=[.A10]+1" office:value-type="float" office:value="10">
            <text:p>10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Agraba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21" table:formula="of:=[.A11]+1" office:value-type="float" office:value="11">
            <text:p>11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Aladdi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Steal 2 points from another player.</text:p>
          </table:table-cell>
          <table:table-cell table:number-columns-repeated="1004"/>
        </table:table-row>
        <table:table-row table:style-name="ro6">
          <table:table-cell table:style-name="ce21" table:formula="of:=[.A12]+1" office:value-type="float" office:value="12">
            <text:p>12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Carpet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llows another character to attack, steal or kill without being blocked.</text:p>
          </table:table-cell>
          <table:table-cell table:style-name="ce29" office:value-type="string">
            <text:p>1</text:p>
          </table:table-cell>
          <table:table-cell table:style-name="ce14" office:value-type="float" office:value="8">
            <text:p>8</text:p>
          </table:table-cell>
          <table:table-cell table:style-name="ce39" office:value-type="string">
            <text:p>D: Designate 1 character to attack, steal or kill without being blocked or prevented.</text:p>
          </table:table-cell>
          <table:table-cell table:number-columns-repeated="1004"/>
        </table:table-row>
        <table:table-row table:style-name="ro1">
          <table:table-cell table:style-name="ce21" table:formula="of:=[.A13]+1" office:value-type="float" office:value="13">
            <text:p>13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Eago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10">
          <table:table-cell table:style-name="ce21" table:formula="of:=[.A14]+1" office:value-type="float" office:value="14">
            <text:p>14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Geni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Character is deployed with 3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21" table:formula="of:=[.A15]+1" office:value-type="float" office:value="15">
            <text:p>15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Jaffar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Kill / Starve</text:p>
          </table:table-cell>
          <table:table-cell table:style-name="ce29" office:value-type="string">
            <text:p>1 / 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Kill 1 character from any deployment field or +3 starvation power.</text:p>
          </table:table-cell>
          <table:table-cell table:number-columns-repeated="1004"/>
        </table:table-row>
        <table:table-row table:style-name="ro5">
          <table:table-cell table:style-name="ce22" table:formula="of:=[.A16]+1" office:value-type="float" office:value="16">
            <text:p>16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Arabian</text:p>
          </table:table-cell>
          <table:table-cell table:style-name="ce19" office:value-type="string">
            <text:p>Nala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Prevent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20" table:formula="of:=[.A17]+1" office:value-type="float" office:value="17">
            <text:p>17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Asian Warrior</text:p>
          </table:table-cell>
          <table:table-cell table:style-name="ce17" office:value-type="string">
            <text:p>Captain Li</text:p>
          </table:table-cell>
          <table:table-cell table:style-name="ce13" office:value-type="string">
            <text:p>Prince</text:p>
          </table:table-cell>
          <table:table-cell table:style-name="ce13" office:value-type="string">
            <text:p>Attack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1" table:formula="of:=[.A18]+1" office:value-type="float" office:value="18">
            <text:p>18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Cricket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19]+1" office:value-type="float" office:value="19">
            <text:p>19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Friend of the Empor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cor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1" table:formula="of:=[.A20]+1" office:value-type="float" office:value="20">
            <text:p>20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Hun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attack power.</text:p>
          </table:table-cell>
          <table:table-cell table:number-columns-repeated="1004"/>
        </table:table-row>
        <table:table-row table:style-name="ro5">
          <table:table-cell table:style-name="ce21" table:formula="of:=[.A21]+1" office:value-type="float" office:value="21">
            <text:p>21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Mu Shu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Turn</text:p>
          </table:table-cell>
          <table:table-cell table:style-name="ce29" office:value-type="string">
            <text:p>1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Gain 1 character from another player's deployment zone.</text:p>
          </table:table-cell>
          <table:table-cell table:number-columns-repeated="1004"/>
        </table:table-row>
        <table:table-row table:style-name="ro1">
          <table:table-cell table:style-name="ce21" table:formula="of:=[.A22]+1" office:value-type="float" office:value="22">
            <text:p>22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Noble Stee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1" table:formula="of:=[.A23]+1" office:value-type="float" office:value="23">
            <text:p>23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Shan Yu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22" table:formula="of:=[.A24]+1" office:value-type="float" office:value="24">
            <text:p>24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Asian Warrior</text:p>
          </table:table-cell>
          <table:table-cell table:style-name="ce19" office:value-type="string">
            <text:p>Soldier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Attack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0" table:formula="of:=[.A25]+1" office:value-type="float" office:value="25">
            <text:p>25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Fairy</text:p>
          </table:table-cell>
          <table:table-cell table:style-name="ce17" office:value-type="string">
            <text:p>Captain Hook</text:p>
          </table:table-cell>
          <table:table-cell table:style-name="ce13" office:value-type="string">
            <text:p>Villain</text:p>
          </table:table-cell>
          <table:table-cell table:style-name="ce13" office:value-type="string">
            <text:p>Attack</text:p>
          </table:table-cell>
          <table:table-cell table:style-name="ce28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38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21" table:formula="of:=[.A26]+1" office:value-type="float" office:value="26">
            <text:p>26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Lost Boy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attack power.</text:p>
          </table:table-cell>
          <table:table-cell table:number-columns-repeated="1004"/>
        </table:table-row>
        <table:table-row table:style-name="ro5">
          <table:table-cell table:style-name="ce21" table:formula="of:=[.A27]+1" office:value-type="float" office:value="27">
            <text:p>27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Neverland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Prevent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21" table:formula="of:=[.A28]+1" office:value-type="float" office:value="28">
            <text:p>28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Peter Pa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Steal 2 points from another player.</text:p>
          </table:table-cell>
          <table:table-cell table:number-columns-repeated="1004"/>
        </table:table-row>
        <table:table-row table:style-name="ro1">
          <table:table-cell table:style-name="ce21" table:formula="of:=[.A29]+1" office:value-type="float" office:value="29">
            <text:p>29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Pirat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1" table:formula="of:=[.A30]+1" office:value-type="float" office:value="30">
            <text:p>30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Pixi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5">
          <table:table-cell table:style-name="ce21" table:formula="of:=[.A31]+1" office:value-type="float" office:value="31">
            <text:p>31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Storytell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2" table:formula="of:=[.A32]+1" office:value-type="float" office:value="32">
            <text:p>32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Fairy</text:p>
          </table:table-cell>
          <table:table-cell table:style-name="ce19" office:value-type="string">
            <text:p>Treasure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Score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0" table:formula="of:=[.A33]+1" office:value-type="float" office:value="33">
            <text:p>33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Frog</text:p>
          </table:table-cell>
          <table:table-cell table:style-name="ce17" office:value-type="string">
            <text:p>Alligator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1" table:formula="of:=[.A34]+1" office:value-type="float" office:value="34">
            <text:p>34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Charlott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35]+1" office:value-type="float" office:value="35">
            <text:p>35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Eli La Bouff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Gain 2 resource.</text:p>
          </table:table-cell>
          <table:table-cell table:number-columns-repeated="1004"/>
        </table:table-row>
        <table:table-row table:style-name="ro10">
          <table:table-cell table:style-name="ce21" table:formula="of:=[.A36]+1" office:value-type="float" office:value="36">
            <text:p>36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Facilier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Wish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Character is deployed with 2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21" table:formula="of:=[.A37]+1" office:value-type="float" office:value="37">
            <text:p>37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Frog Curs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Kil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Kill 1 character from any deployment field.</text:p>
          </table:table-cell>
          <table:table-cell table:number-columns-repeated="1004"/>
        </table:table-row>
        <table:table-row table:style-name="ro5">
          <table:table-cell table:style-name="ce21" table:formula="of:=[.A38]+1" office:value-type="float" office:value="38">
            <text:p>38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Mama Odi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21" table:formula="of:=[.A39]+1" office:value-type="float" office:value="39">
            <text:p>39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Prince Navee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2" table:formula="of:=[.A40]+1" office:value-type="float" office:value="40">
            <text:p>40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Frog</text:p>
          </table:table-cell>
          <table:table-cell table:style-name="ce19" office:value-type="string">
            <text:p>Shadow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Attack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0" table:formula="of:=[.A41]+1" office:value-type="float" office:value="41">
            <text:p>41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Ice</text:p>
          </table:table-cell>
          <table:table-cell table:style-name="ce20" office:value-type="string">
            <text:p>Anna</text:p>
          </table:table-cell>
          <table:table-cell table:style-name="ce23" office:value-type="string">
            <text:p>Character</text:p>
          </table:table-cell>
          <table:table-cell table:style-name="ce23" office:value-type="string">
            <text:p>Resource</text:p>
          </table:table-cell>
          <table:table-cell table:style-name="ce31" office:value-type="string">
            <text:p>2</text:p>
          </table:table-cell>
          <table:table-cell table:style-name="ce23" office:value-type="float" office:value="4">
            <text:p>4</text:p>
          </table:table-cell>
          <table:table-cell table:style-name="ce41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42]+1" office:value-type="float" office:value="42">
            <text:p>42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Kristoff</text:p>
          </table:table-cell>
          <table:table-cell table:style-name="ce24" office:value-type="string">
            <text:p>Prince</text:p>
          </table:table-cell>
          <table:table-cell table:style-name="ce2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24" office:value-type="float" office:value="4">
            <text:p>4</text:p>
          </table:table-cell>
          <table:table-cell table:style-name="ce42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1" table:formula="of:=[.A43]+1" office:value-type="float" office:value="43">
            <text:p>43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Marshmallow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24" office:value-type="float" office:value="4">
            <text:p>4</text:p>
          </table:table-cell>
          <table:table-cell table:style-name="ce42" office:value-type="string">
            <text:p>D: +2 defense power.</text:p>
          </table:table-cell>
          <table:table-cell table:number-columns-repeated="1004"/>
        </table:table-row>
        <table:table-row table:style-name="ro5">
          <table:table-cell table:style-name="ce21" table:formula="of:=[.A44]+1" office:value-type="float" office:value="44">
            <text:p>44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Olaf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Stun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1" table:formula="of:=[.A45]+1" office:value-type="float" office:value="45">
            <text:p>45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Palace Guard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Attack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1" table:formula="of:=[.A46]+1" office:value-type="float" office:value="46">
            <text:p>46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Prince Hans</text:p>
          </table:table-cell>
          <table:table-cell table:style-name="ce24" office:value-type="string">
            <text:p>Villain</text:p>
          </table:table-cell>
          <table:table-cell table:style-name="ce24" office:value-type="string">
            <text:p>Starve</text:p>
          </table:table-cell>
          <table:table-cell table:style-name="ce32" office:value-type="string">
            <text:p>3</text:p>
          </table:table-cell>
          <table:table-cell table:style-name="ce24" office:value-type="float" office:value="6">
            <text:p>6</text:p>
          </table:table-cell>
          <table:table-cell table:style-name="ce42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21" table:formula="of:=[.A47]+1" office:value-type="float" office:value="47">
            <text:p>47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Sven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Resource / Defense</text:p>
          </table:table-cell>
          <table:table-cell table:style-name="ce32" office:value-type="string">
            <text:p>1 / 1</text:p>
          </table:table-cell>
          <table:table-cell table:style-name="ce24" office:value-type="float" office:value="5">
            <text:p>5</text:p>
          </table:table-cell>
          <table:table-cell table:style-name="ce42" office:value-type="string">
            <text:p>D: Gain 1 resource or +1 defense power.</text:p>
          </table:table-cell>
          <table:table-cell table:number-columns-repeated="1004"/>
        </table:table-row>
        <table:table-row table:style-name="ro1">
          <table:table-cell table:style-name="ce22" table:formula="of:=[.A48]+1" office:value-type="float" office:value="48">
            <text:p>4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Ice</text:p>
          </table:table-cell>
          <table:table-cell table:style-name="ce22" office:value-type="string">
            <text:p>Winter Castl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Score</text:p>
          </table:table-cell>
          <table:table-cell table:style-name="ce33" office:value-type="string">
            <text:p>1</text:p>
          </table:table-cell>
          <table:table-cell table:style-name="ce2" office:value-type="float" office:value="2">
            <text:p>2</text:p>
          </table:table-cell>
          <table:table-cell table:style-name="ce43" office:value-type="string">
            <text:p>D: Score 1 point.</text:p>
          </table:table-cell>
          <table:table-cell table:number-columns-repeated="1004"/>
        </table:table-row>
        <table:table-row table:style-name="ro5">
          <table:table-cell table:style-name="ce20" table:formula="of:=[.A49]+1" office:value-type="float" office:value="49">
            <text:p>49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Fishy Frien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21" table:formula="of:=[.A50]+1" office:value-type="float" office:value="50">
            <text:p>50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King Triton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5">
          <table:table-cell table:style-name="ce21" table:formula="of:=[.A51]+1" office:value-type="float" office:value="51">
            <text:p>51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Mermai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1" table:formula="of:=[.A52]+1" office:value-type="float" office:value="52">
            <text:p>52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Prince Eric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5">
          <table:table-cell table:style-name="ce21" table:formula="of:=[.A53]+1" office:value-type="float" office:value="53">
            <text:p>53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Sing Song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Prevent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1">
          <table:table-cell table:style-name="ce21" table:formula="of:=[.A54]+1" office:value-type="float" office:value="54">
            <text:p>54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Trident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Wish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21" table:formula="of:=[.A55]+1" office:value-type="float" office:value="55">
            <text:p>55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Underwater Palac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Prevent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22" table:formula="of:=[.A56]+1" office:value-type="float" office:value="56">
            <text:p>56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Ursula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Attack / Defense</text:p>
          </table:table-cell>
          <table:table-cell table:style-name="ce29" office:value-type="string">
            <text:p>2 / 3</text:p>
          </table:table-cell>
          <table:table-cell table:style-name="ce14" office:value-type="float" office:value="7">
            <text:p>7</text:p>
          </table:table-cell>
          <table:table-cell table:style-name="ce39" office:value-type="string">
            <text:p><text:span text:style-name="T1">D: +2 attack power or +</text:span>3 defense power.</text:p>
          </table:table-cell>
          <table:table-cell table:number-columns-repeated="1004"/>
        </table:table-row>
        <table:table-row table:style-name="ro5">
          <table:table-cell table:style-name="ce21" table:formula="of:=[.A57]+1" office:value-type="float" office:value="57">
            <text:p>57</text:p>
          </table:table-cell>
          <table:table-cell table:style-name="ce23" office:value-type="string">
            <text:p>First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Native American</text:p>
          </table:table-cell>
          <table:table-cell table:style-name="ce17" office:value-type="string">
            <text:p>Chief Powhatan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Stun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1" table:formula="of:=[.A58]+1" office:value-type="float" office:value="58">
            <text:p>58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Flit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59]+1" office:value-type="float" office:value="59">
            <text:p>59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Governor Ratcliffe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21" table:formula="of:=[.A60]+1" office:value-type="float" office:value="60">
            <text:p>60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Grandma Willow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61]+1" office:value-type="float" office:value="61">
            <text:p>61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John Smith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1" table:formula="of:=[.A62]+1" office:value-type="float" office:value="62">
            <text:p>62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Kocoum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21" table:formula="of:=[.A63]+1" office:value-type="float" office:value="63">
            <text:p>63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Meeko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21" table:formula="of:=[.A64]+1" office:value-type="float" office:value="64">
            <text:p>64</text:p>
          </table:table-cell>
          <table:table-cell table:style-name="ce2" office:value-type="string">
            <text:p>First</text:p>
          </table:table-cell>
          <table:table-cell table:style-name="ce24" office:value-type="float" office:value="8">
            <text:p>8</text:p>
          </table:table-cell>
          <table:table-cell table:style-name="ce15" office:value-type="string">
            <text:p>Native American</text:p>
          </table:table-cell>
          <table:table-cell table:style-name="ce19" office:value-type="string">
            <text:p>One with Nature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Score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0" table:formula="of:=[.A65]+1" office:value-type="float" office:value="65">
            <text:p>65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Outlaw</text:p>
          </table:table-cell>
          <table:table-cell table:style-name="ce17" office:value-type="string">
            <text:p>Animal Talk</text:p>
          </table:table-cell>
          <table:table-cell table:style-name="ce13" office:value-type="string">
            <text:p>Item</text:p>
          </table:table-cell>
          <table:table-cell table:style-name="ce13" office:value-type="string">
            <text:p>Score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1" table:formula="of:=[.A66]+1" office:value-type="float" office:value="66">
            <text:p>66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Dwarf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67]+1" office:value-type="float" office:value="67">
            <text:p>67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Evil Queen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+3 starvation power.</text:p>
          </table:table-cell>
          <table:table-cell table:number-columns-repeated="1004"/>
        </table:table-row>
        <table:table-row table:style-name="ro5">
          <table:table-cell table:style-name="ce21" table:formula="of:=[.A68]+1" office:value-type="float" office:value="68">
            <text:p>68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Magic Mirror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tun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1" table:formula="of:=[.A69]+1" office:value-type="float" office:value="69">
            <text:p>69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Negotiations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Gain 2 resource.</text:p>
          </table:table-cell>
          <table:table-cell table:number-columns-repeated="1004"/>
        </table:table-row>
        <table:table-row table:style-name="ro5">
          <table:table-cell table:style-name="ce21" table:formula="of:=[.A70]+1" office:value-type="float" office:value="70">
            <text:p>70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Poison Appl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Poison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1 character in any deployment zone gains 2 poison tokens.</text:p>
          </table:table-cell>
          <table:table-cell table:number-columns-repeated="1004"/>
        </table:table-row>
        <table:table-row table:style-name="ro1">
          <table:table-cell table:style-name="ce21" table:formula="of:=[.A71]+1" office:value-type="float" office:value="71">
            <text:p>71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Prince Valiant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2" table:formula="of:=[.A72]+1" office:value-type="float" office:value="72">
            <text:p>72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Outlaw</text:p>
          </table:table-cell>
          <table:table-cell table:style-name="ce19" office:value-type="string">
            <text:p>Royal Guard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Starve</text:p>
          </table:table-cell>
          <table:table-cell table:style-name="ce30" office:value-type="string">
            <text:p>2</text:p>
          </table:table-cell>
          <table:table-cell table:style-name="ce15" office:value-type="float" office:value="4">
            <text:p>4</text:p>
          </table:table-cell>
          <table:table-cell table:style-name="ce40" office:value-type="string">
            <text:p>D: +1 starvation power.</text:p>
          </table:table-cell>
          <table:table-cell table:number-columns-repeated="1004"/>
        </table:table-row>
        <table:table-row table:style-name="ro1">
          <table:table-cell table:style-name="ce20" table:formula="of:=[.A73]+1" office:value-type="float" office:value="73">
            <text:p>73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Ragged</text:p>
          </table:table-cell>
          <table:table-cell table:style-name="ce17" office:value-type="string">
            <text:p>A Fitting Dress</text:p>
          </table:table-cell>
          <table:table-cell table:style-name="ce13" office:value-type="string">
            <text:p>Item</text:p>
          </table:table-cell>
          <table:table-cell table:style-name="ce13" office:value-type="string">
            <text:p>Resource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Gain 1 resource.</text:p>
          </table:table-cell>
          <table:table-cell table:number-columns-repeated="1004"/>
        </table:table-row>
        <table:table-row table:style-name="ro5">
          <table:table-cell table:style-name="ce21" table:formula="of:=[.A74]+1" office:value-type="float" office:value="74">
            <text:p>74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Dance Card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tun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1" table:formula="of:=[.A75]+1" office:value-type="float" office:value="75">
            <text:p>75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Evil Stepmother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starvation power.</text:p>
          </table:table-cell>
          <table:table-cell table:number-columns-repeated="1004"/>
        </table:table-row>
        <table:table-row table:style-name="ro1">
          <table:table-cell table:style-name="ce21" table:formula="of:=[.A76]+1" office:value-type="float" office:value="76">
            <text:p>76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Evil Stepsist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starvation power.</text:p>
          </table:table-cell>
          <table:table-cell table:number-columns-repeated="1004"/>
        </table:table-row>
        <table:table-row table:style-name="ro11">
          <table:table-cell table:style-name="ce21" table:formula="of:=[.A77]+1" office:value-type="float" office:value="77">
            <text:p>77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Fairy Godmoth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1">
          <table:table-cell table:style-name="ce21" table:formula="of:=[.A78]+1" office:value-type="float" office:value="78">
            <text:p>78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Grand Castl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21" table:formula="of:=[.A79]+1" office:value-type="float" office:value="79">
            <text:p>79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Prince Charming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2" table:formula="of:=[.A80]+1" office:value-type="float" office:value="80">
            <text:p>80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Ragged</text:p>
          </table:table-cell>
          <table:table-cell table:style-name="ce19" office:value-type="string">
            <text:p>Pumpkin Carriage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Resource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0" table:formula="of:=[.A81]+1" office:value-type="float" office:value="81">
            <text:p>81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cottish</text:p>
          </table:table-cell>
          <table:table-cell table:style-name="ce20" office:value-type="string">
            <text:p>Battle King</text:p>
          </table:table-cell>
          <table:table-cell table:style-name="ce23" office:value-type="string">
            <text:p>Character</text:p>
          </table:table-cell>
          <table:table-cell table:style-name="ce23" office:value-type="string">
            <text:p>Attack</text:p>
          </table:table-cell>
          <table:table-cell table:style-name="ce31" office:value-type="string">
            <text:p>2</text:p>
          </table:table-cell>
          <table:table-cell table:style-name="ce23" office:value-type="float" office:value="4">
            <text:p>4</text:p>
          </table:table-cell>
          <table:table-cell table:style-name="ce41" office:value-type="string">
            <text:p>D: +2 attack power.</text:p>
          </table:table-cell>
          <table:table-cell table:number-columns-repeated="1004"/>
        </table:table-row>
        <table:table-row table:style-name="ro5">
          <table:table-cell table:style-name="ce21" table:formula="of:=[.A82]+1" office:value-type="float" office:value="82">
            <text:p>82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Brother</text:p>
          </table:table-cell>
          <table:table-cell table:style-name="ce24" office:value-type="string">
            <text:p>Prince</text:p>
          </table:table-cell>
          <table:table-cell table:style-name="ce24" office:value-type="string">
            <text:p>Stun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1" table:formula="of:=[.A83]+1" office:value-type="float" office:value="83">
            <text:p>83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Clansman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Attack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1" table:formula="of:=[.A84]+1" office:value-type="float" office:value="84">
            <text:p>84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Daemon Bear</text:p>
          </table:table-cell>
          <table:table-cell table:style-name="ce24" office:value-type="string">
            <text:p>Villain</text:p>
          </table:table-cell>
          <table:table-cell table:style-name="ce24" office:value-type="string">
            <text:p>Attack</text:p>
          </table:table-cell>
          <table:table-cell table:style-name="ce32" office:value-type="string">
            <text:p>2</text:p>
          </table:table-cell>
          <table:table-cell table:style-name="ce24" office:value-type="float" office:value="4">
            <text:p>4</text:p>
          </table:table-cell>
          <table:table-cell table:style-name="ce42" office:value-type="string">
            <text:p>D: +2 attack power.</text:p>
          </table:table-cell>
          <table:table-cell table:number-columns-repeated="1004"/>
        </table:table-row>
        <table:table-row table:style-name="ro5">
          <table:table-cell table:style-name="ce21" table:formula="of:=[.A85]+1" office:value-type="float" office:value="85">
            <text:p>85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Gentle Bear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Prevent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21" table:formula="of:=[.A86]+1" office:value-type="float" office:value="86">
            <text:p>86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Highland Castle</text:p>
          </table:table-cell>
          <table:table-cell table:style-name="ce24" office:value-type="string">
            <text:p>Place</text:p>
          </table:table-cell>
          <table:table-cell table:style-name="ce2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24" office:value-type="float" office:value="4">
            <text:p>4</text:p>
          </table:table-cell>
          <table:table-cell table:style-name="ce42" office:value-type="string">
            <text:p>D: +2 defense power.</text:p>
          </table:table-cell>
          <table:table-cell table:number-columns-repeated="1004"/>
        </table:table-row>
        <table:table-row table:style-name="ro11">
          <table:table-cell table:style-name="ce21" table:formula="of:=[.A87]+1" office:value-type="float" office:value="87">
            <text:p>87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Unhelpful Witch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Wish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22" table:formula="of:=[.A88]+1" office:value-type="float" office:value="88">
            <text:p>8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Scottish</text:p>
          </table:table-cell>
          <table:table-cell table:style-name="ce22" office:value-type="string">
            <text:p>Will O' the Wisp</text:p>
          </table:table-cell>
          <table:table-cell table:style-name="ce2" office:value-type="string">
            <text:p>Character</text:p>
          </table:table-cell>
          <table:table-cell table:style-name="ce2" office:value-type="string">
            <text:p>Stun</text:p>
          </table:table-cell>
          <table:table-cell table:style-name="ce33" office:value-type="string">
            <text:p>2</text:p>
          </table:table-cell>
          <table:table-cell table:style-name="ce2" office:value-type="float" office:value="4">
            <text:p>4</text:p>
          </table:table-cell>
          <table:table-cell table:style-name="ce43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0" table:formula="of:=[.A89]+1" office:value-type="float" office:value="89">
            <text:p>89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Sleeping</text:p>
          </table:table-cell>
          <table:table-cell table:style-name="ce17" office:value-type="string">
            <text:p>Enchanted Dragon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28" office:value-type="string">
            <text:p>3</text:p>
          </table:table-cell>
          <table:table-cell table:style-name="ce13" office:value-type="float" office:value="6">
            <text:p>6</text:p>
          </table:table-cell>
          <table:table-cell table:style-name="ce38" office:value-type="string">
            <text:p>D: +3 attack power.</text:p>
          </table:table-cell>
          <table:table-cell table:number-columns-repeated="1004"/>
        </table:table-row>
        <table:table-row table:style-name="ro11">
          <table:table-cell table:style-name="ce21" table:formula="of:=[.A90]+1" office:value-type="float" office:value="90">
            <text:p>90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Fairy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1">
          <table:table-cell table:style-name="ce21" table:formula="of:=[.A91]+1" office:value-type="float" office:value="91">
            <text:p>91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Maleficient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+3 starvation power.</text:p>
          </table:table-cell>
          <table:table-cell table:number-columns-repeated="1004"/>
        </table:table-row>
        <table:table-row table:style-name="ro5">
          <table:table-cell table:style-name="ce21" table:formula="of:=[.A92]+1" office:value-type="float" office:value="92">
            <text:p>92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Poisoned Needl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tun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1" table:formula="of:=[.A93]+1" office:value-type="float" office:value="93">
            <text:p>93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Prince Phillip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1" table:formula="of:=[.A94]+1" office:value-type="float" office:value="94">
            <text:p>94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Shield of Virtu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1" table:formula="of:=[.A95]+1" office:value-type="float" office:value="95">
            <text:p>95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Sword of Truth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attack power.</text:p>
          </table:table-cell>
          <table:table-cell table:number-columns-repeated="1004"/>
        </table:table-row>
        <table:table-row table:style-name="ro5">
          <table:table-cell table:style-name="ce22" table:formula="of:=[.A96]+1" office:value-type="float" office:value="96">
            <text:p>96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Sleeping</text:p>
          </table:table-cell>
          <table:table-cell table:style-name="ce19" office:value-type="string">
            <text:p>True Love's Kiss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Prevent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5">
          <table:table-cell table:style-name="ce20" table:formula="of:=[.A97]+1" office:value-type="float" office:value="97">
            <text:p>97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Briar Thorns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Stun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1" table:formula="of:=[.A98]+1" office:value-type="float" office:value="98">
            <text:p>98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Gothel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21" table:formula="of:=[.A99]+1" office:value-type="float" office:value="99">
            <text:p>99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Magical Hair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cor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1" table:formula="of:=[.A100]+1" office:value-type="float" office:value="100">
            <text:p>100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Maximus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1" table:formula="of:=[.A101]+1" office:value-type="float" office:value="101">
            <text:p>101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Pascal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21" table:formula="of:=[.A102]+1" office:value-type="float" office:value="102">
            <text:p>102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Prince Flyn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1" table:formula="of:=[.A103]+1" office:value-type="float" office:value="103">
            <text:p>103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Young Princ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2" table:formula="of:=[.A104]+1" office:value-type="float" office:value="104">
            <text:p>104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Tower</text:p>
          </table:table-cell>
          <table:table-cell table:style-name="ce19" office:value-type="string">
            <text:p>Young Princess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Resource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105]+1" office:value-type="float" office:value="105">
            <text:p>105</text:p>
          </table:table-cell>
          <table:table-cell table:style-name="ce23" office:value-type="string">
            <text:p>First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Wonderland</text:p>
          </table:table-cell>
          <table:table-cell table:style-name="ce17" office:value-type="string">
            <text:p>Bandersnatch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28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38" office:value-type="string">
            <text:p>D: +2 attack power.</text:p>
          </table:table-cell>
          <table:table-cell table:number-columns-repeated="1004"/>
        </table:table-row>
        <table:table-row table:style-name="ro2">
          <table:table-cell table:style-name="ce21" table:formula="of:=[.A106]+1" office:value-type="float" office:value="106">
            <text:p>106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Cak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Double attack or defense of a character until end of turn.</text:p>
          </table:table-cell>
          <table:table-cell table:style-name="ce29" office:value-type="string">
            <text:p>1</text:p>
          </table:table-cell>
          <table:table-cell table:style-name="ce14" office:value-type="float" office:value="8">
            <text:p>8</text:p>
          </table:table-cell>
          <table:table-cell table:style-name="ce39" office:value-type="string">
            <text:p>D: Double the attak or defense power gained from 1 character.</text:p>
          </table:table-cell>
          <table:table-cell table:number-columns-repeated="1004"/>
        </table:table-row>
        <table:table-row table:style-name="ro1">
          <table:table-cell table:style-name="ce21" table:formula="of:=[.A107]+1" office:value-type="float" office:value="107">
            <text:p>107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Cheshire Cat</text:p>
          </table:table-cell>
          <table:table-cell table:style-name="ce14" office:value-type="string">
            <text:p>Card Type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21" table:formula="of:=[.A108]+1" office:value-type="float" office:value="108">
            <text:p>108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Jabberwocky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+3 attack power.</text:p>
          </table:table-cell>
          <table:table-cell table:number-columns-repeated="1004"/>
        </table:table-row>
        <table:table-row table:style-name="ro1">
          <table:table-cell table:style-name="ce21" table:formula="of:=[.A109]+1" office:value-type="float" office:value="109">
            <text:p>109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Jub Jub Bir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1" table:formula="of:=[.A110]+1" office:value-type="float" office:value="110">
            <text:p>110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Wonderland</text:p>
          </table:table-cell>
          <table:table-cell table:style-name="ce26" office:value-type="string">
            <text:p>Mad Hatter</text:p>
          </table:table-cell>
          <table:table-cell table:style-name="ce25" office:value-type="string">
            <text:p>Prince</text:p>
          </table:table-cell>
          <table:table-cell table:style-name="ce25" office:value-type="string">
            <text:p>Defense</text:p>
          </table:table-cell>
          <table:table-cell table:style-name="ce34" office:value-type="string">
            <text:p>1</text:p>
          </table:table-cell>
          <table:table-cell table:style-name="ce25" office:value-type="float" office:value="2">
            <text:p>2</text:p>
          </table:table-cell>
          <table:table-cell table:style-name="ce44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1" table:formula="of:=[.A111]+1" office:value-type="float" office:value="111">
            <text:p>111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Wonderland</text:p>
          </table:table-cell>
          <table:table-cell table:style-name="ce21" office:value-type="string">
            <text:p>Off With Her head</text:p>
          </table:table-cell>
          <table:table-cell table:style-name="ce24" office:value-type="string">
            <text:p>Item</text:p>
          </table:table-cell>
          <table:table-cell table:style-name="ce24" office:value-type="string">
            <text:p>Score</text:p>
          </table:table-cell>
          <table:table-cell table:style-name="ce35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5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2" table:formula="of:=[.A112]+1" office:value-type="float" office:value="112">
            <text:p>112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Wonderland</text:p>
          </table:table-cell>
          <table:table-cell table:style-name="ce22" office:value-type="string">
            <text:p>Queen of Hearts</text:p>
          </table:table-cell>
          <table:table-cell table:style-name="ce2" office:value-type="string">
            <text:p>Villain</text:p>
          </table:table-cell>
          <table:table-cell table:style-name="ce2" office:value-type="string">
            <text:p>Resource</text:p>
          </table:table-cell>
          <table:table-cell table:style-name="ce36" office:value-type="string">
            <text:p>1</text:p>
          </table:table-cell>
          <table:table-cell table:style-name="ce2" office:value-type="float" office:value="2">
            <text:p>2</text:p>
          </table:table-cell>
          <table:table-cell table:style-name="ce46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office:value-type="float" office:value="113">
            <text:p>113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Atlantian</text:p>
          </table:table-cell>
          <table:table-cell table:style-name="ce17" office:value-type="string">
            <text:p>Milo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office:value-type="float" office:value="114">
            <text:p>114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General?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office:value-type="float" office:value="115">
            <text:p>115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Mechanic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office:value-type="float" office:value="116">
            <text:p>116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Lieutenant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office:value-type="float" office:value="117">
            <text:p>117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Mole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office:value-type="float" office:value="118">
            <text:p>118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tlantian</text:p>
          </table:table-cell>
          <table:table-cell table:style-name="ce26" office:value-type="string">
            <text:p>Dr. Sweet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office:value-type="float" office:value="119">
            <text:p>119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Atlantian</text:p>
          </table:table-cell>
          <table:table-cell table:style-name="ce21" office:value-type="string">
            <text:p>The Digger</text:p>
          </table:table-cell>
          <table:table-cell table:style-name="ce24" office:value-type="string">
            <text:p>Character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2" office:value-type="float" office:value="120">
            <text:p>120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tlantian</text:p>
          </table:table-cell>
          <table:table-cell table:style-name="ce22" office:value-type="string">
            <text:p>French Grenadier?</text:p>
          </table:table-cell>
          <table:table-cell table:style-name="ce2" office:value-type="string">
            <text:p>Character</text:p>
          </table:table-cell>
          <table:table-cell table:style-name="ce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office:value-type="float" office:value="121">
            <text:p>121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Bug</text:p>
          </table:table-cell>
          <table:table-cell table:style-name="ce17" office:value-type="string">
            <text:p>Flick?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office:value-type="float" office:value="122">
            <text:p>122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Hopper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office:value-type="float" office:value="123">
            <text:p>123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Caterpilla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24]+1" office:value-type="float" office:value="124">
            <text:p>124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Twins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25]+1" office:value-type="float" office:value="125">
            <text:p>125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Moth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26]+1" office:value-type="float" office:value="126">
            <text:p>126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Bug</text:p>
          </table:table-cell>
          <table:table-cell table:style-name="ce26" office:value-type="string">
            <text:p>Dung Beetle?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27]+1" office:value-type="float" office:value="127">
            <text:p>127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Bug</text:p>
          </table:table-cell>
          <table:table-cell table:style-name="ce21" office:value-type="string">
            <text:p>Card7</text:p>
          </table:table-cell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28]+1" office:value-type="float" office:value="128">
            <text:p>128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Bug</text:p>
          </table:table-cell>
          <table:table-cell table:style-name="ce22" office:value-type="string">
            <text:p>Card8</text:p>
          </table:table-cell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29]+1" office:value-type="float" office:value="129">
            <text:p>129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Greek</text:p>
          </table:table-cell>
          <table:table-cell table:style-name="ce17" office:value-type="string">
            <text:p>Hercules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30]+1" office:value-type="float" office:value="130">
            <text:p>130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Hades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31]+1" office:value-type="float" office:value="131">
            <text:p>131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Poseido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32]+1" office:value-type="float" office:value="132">
            <text:p>132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Hera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33]+1" office:value-type="float" office:value="133">
            <text:p>133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Zeus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34]+1" office:value-type="float" office:value="134">
            <text:p>134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Greek</text:p>
          </table:table-cell>
          <table:table-cell table:style-name="ce26" office:value-type="string">
            <text:p>Card6</text:p>
          </table:table-cell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35]+1" office:value-type="float" office:value="135">
            <text:p>135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reek</text:p>
          </table:table-cell>
          <table:table-cell table:style-name="ce21" office:value-type="string">
            <text:p>Card7</text:p>
          </table:table-cell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36]+1" office:value-type="float" office:value="136">
            <text:p>136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Greek</text:p>
          </table:table-cell>
          <table:table-cell table:style-name="ce22" office:value-type="string">
            <text:p>Card8</text:p>
          </table:table-cell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37]+1" office:value-type="float" office:value="137">
            <text:p>137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Gypsy</text:p>
          </table:table-cell>
          <table:table-cell table:style-name="ce17" office:value-type="string">
            <text:p>Quasimodo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38]+1" office:value-type="float" office:value="138">
            <text:p>138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39]+1" office:value-type="float" office:value="139">
            <text:p>139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40]+1" office:value-type="float" office:value="140">
            <text:p>140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41]+1" office:value-type="float" office:value="141">
            <text:p>141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42]+1" office:value-type="float" office:value="142">
            <text:p>142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Gypsy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43]+1" office:value-type="float" office:value="143">
            <text:p>143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ypsy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44]+1" office:value-type="float" office:value="144">
            <text:p>144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Gypsy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45]+1" office:value-type="float" office:value="145">
            <text:p>145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Jungle</text:p>
          </table:table-cell>
          <table:table-cell table:style-name="ce17" office:value-type="string">
            <text:p>Tarzan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46]+1" office:value-type="float" office:value="146">
            <text:p>146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Jungle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47]+1" office:value-type="float" office:value="147">
            <text:p>147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Jungle</text:p>
          </table:table-cell>
          <table:table-cell table:style-name="ce18" office:value-type="string">
            <text:p>Silver Back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48]+1" office:value-type="float" office:value="148">
            <text:p>148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Jungle</text:p>
          </table:table-cell>
          <table:table-cell table:style-name="ce18" office:value-type="string">
            <text:p>Leopard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49]+1" office:value-type="float" office:value="149">
            <text:p>149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Jungle</text:p>
          </table:table-cell>
          <table:table-cell table:style-name="ce18" office:value-type="string">
            <text:p>Dad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50]+1" office:value-type="float" office:value="150">
            <text:p>150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Jungle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51]+1" office:value-type="float" office:value="151">
            <text:p>151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Jungle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52]+1" office:value-type="float" office:value="152">
            <text:p>152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Jungle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53]+1" office:value-type="float" office:value="153">
            <text:p>153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Monster</text:p>
          </table:table-cell>
          <table:table-cell table:style-name="ce17" office:value-type="string">
            <text:p>Jack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54]+1" office:value-type="float" office:value="154">
            <text:p>154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Oogie Boogie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55]+1" office:value-type="float" office:value="155">
            <text:p>155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Sandy Claws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56]+1" office:value-type="float" office:value="156">
            <text:p>156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Witches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57]+1" office:value-type="float" office:value="157">
            <text:p>157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Vampires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58]+1" office:value-type="float" office:value="158">
            <text:p>158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Monster</text:p>
          </table:table-cell>
          <table:table-cell table:style-name="ce26" office:value-type="string">
            <text:p>The Mayor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59]+1" office:value-type="float" office:value="159">
            <text:p>159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Monster</text:p>
          </table:table-cell>
          <table:table-cell table:style-name="ce21" office:value-type="string">
            <text:p>The Doctor?</text:p>
          </table:table-cell>
          <table:table-cell table:style-name="ce24" office:value-type="string">
            <text:p>Character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60]+1" office:value-type="float" office:value="160">
            <text:p>160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Monster</text:p>
          </table:table-cell>
          <table:table-cell table:style-name="ce22" office:value-type="string">
            <text:p>Trick or Treaters?</text:p>
          </table:table-cell>
          <table:table-cell table:style-name="ce2" office:value-type="string">
            <text:p>Character</text:p>
          </table:table-cell>
          <table:table-cell table:style-name="ce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61]+1" office:value-type="float" office:value="161">
            <text:p>161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Polynesian</text:p>
          </table:table-cell>
          <table:table-cell table:style-name="ce17" office:value-type="string">
            <text:p>Maui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62]+1" office:value-type="float" office:value="162">
            <text:p>162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Te' Ka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63]+1" office:value-type="float" office:value="163">
            <text:p>163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Giant Crab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64]+1" office:value-type="float" office:value="164">
            <text:p>164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Hai Hai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65]+1" office:value-type="float" office:value="165">
            <text:p>165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Puau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66]+1" office:value-type="float" office:value="166">
            <text:p>166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Polynesian</text:p>
          </table:table-cell>
          <table:table-cell table:style-name="ce26" office:value-type="string">
            <text:p>Tefiti</text:p>
          </table:table-cell>
          <table:table-cell table:style-name="ce25" office:value-type="string">
            <text:p>Place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67]+1" office:value-type="float" office:value="167">
            <text:p>167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Polynesian</text:p>
          </table:table-cell>
          <table:table-cell table:style-name="ce21" office:value-type="string">
            <text:p>Tefiti</text:p>
          </table:table-cell>
          <table:table-cell table:style-name="ce24" office:value-type="string">
            <text:p>Character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68]+1" office:value-type="float" office:value="168">
            <text:p>168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lynesian</text:p>
          </table:table-cell>
          <table:table-cell table:style-name="ce22" office:value-type="string">
            <text:p>Magic Hook</text:p>
          </table:table-cell>
          <table:table-cell table:style-name="ce2" office:value-type="string">
            <text:p>Item</text:p>
          </table:table-cell>
          <table:table-cell table:style-name="ce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69]+1" office:value-type="float" office:value="169">
            <text:p>169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Racing</text:p>
          </table:table-cell>
          <table:table-cell table:style-name="ce17" office:value-type="string">
            <text:p>Ralph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70]+1" office:value-type="float" office:value="170">
            <text:p>170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Turbo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71]+1" office:value-type="float" office:value="171">
            <text:p>171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Felix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72]+1" office:value-type="float" office:value="172">
            <text:p>172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Commande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73]+1" office:value-type="float" office:value="173">
            <text:p>173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Psy-bug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74]+1" office:value-type="float" office:value="174">
            <text:p>174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Racing</text:p>
          </table:table-cell>
          <table:table-cell table:style-name="ce26" office:value-type="string">
            <text:p>Candlehead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75]+1" office:value-type="float" office:value="175">
            <text:p>175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Racing</text:p>
          </table:table-cell>
          <table:table-cell table:style-name="ce21" office:value-type="string">
            <text:p>Sweet Racing</text:p>
          </table:table-cell>
          <table:table-cell table:style-name="ce24" office:value-type="string">
            <text:p>Place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76]+1" office:value-type="float" office:value="176">
            <text:p>176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acing</text:p>
          </table:table-cell>
          <table:table-cell table:style-name="ce22" office:value-type="string">
            <text:p>Race Car</text:p>
          </table:table-cell>
          <table:table-cell table:style-name="ce2" office:value-type="string">
            <text:p>Item</text:p>
          </table:table-cell>
          <table:table-cell table:style-name="ce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77]+1" office:value-type="float" office:value="177">
            <text:p>177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Robot</text:p>
          </table:table-cell>
          <table:table-cell table:style-name="ce17" office:value-type="string">
            <text:p>Wall-E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78]+1" office:value-type="float" office:value="178">
            <text:p>178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Robot</text:p>
          </table:table-cell>
          <table:table-cell table:style-name="ce18" office:value-type="string">
            <text:p>Autopilot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79]+1" office:value-type="float" office:value="179">
            <text:p>179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Robot</text:p>
          </table:table-cell>
          <table:table-cell table:style-name="ce18" office:value-type="string">
            <text:p>Captai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80]+1" office:value-type="float" office:value="180">
            <text:p>180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Robot</text:p>
          </table:table-cell>
          <table:table-cell table:style-name="ce18" office:value-type="string">
            <text:p>Mo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81]+1" office:value-type="float" office:value="181">
            <text:p>181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Robot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82]+1" office:value-type="float" office:value="182">
            <text:p>182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Robot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83]+1" office:value-type="float" office:value="183">
            <text:p>183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Robot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84]+1" office:value-type="float" office:value="184">
            <text:p>184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obot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85]+1" office:value-type="float" office:value="185">
            <text:p>185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Thief</text:p>
          </table:table-cell>
          <table:table-cell table:style-name="ce17" office:value-type="string">
            <text:p>Robin of Locksley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86]+1" office:value-type="float" office:value="186">
            <text:p>186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Prince John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87]+1" office:value-type="float" office:value="187">
            <text:p>187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Sheriff of Nottingham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88]+1" office:value-type="float" office:value="188">
            <text:p>188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Little Joh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89]+1" office:value-type="float" office:value="189">
            <text:p>189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Friar Tuck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90]+1" office:value-type="float" office:value="190">
            <text:p>190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Thief</text:p>
          </table:table-cell>
          <table:table-cell table:style-name="ce26" office:value-type="string">
            <text:p>King Richard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91]+1" office:value-type="float" office:value="191">
            <text:p>191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Thief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92]+1" office:value-type="float" office:value="192">
            <text:p>192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hief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93]+1" office:value-type="float" office:value="193">
            <text:p>193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Albion</text:p>
          </table:table-cell>
          <table:table-cell table:style-name="ce17" office:value-type="string">
            <text:p>King Arthur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94]+1" office:value-type="float" office:value="194">
            <text:p>194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Albion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95]+1" office:value-type="float" office:value="195">
            <text:p>195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Albion</text:p>
          </table:table-cell>
          <table:table-cell table:style-name="ce18" office:value-type="string">
            <text:p>Sir Percival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96]+1" office:value-type="float" office:value="196">
            <text:p>196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Albion</text:p>
          </table:table-cell>
          <table:table-cell table:style-name="ce18" office:value-type="string">
            <text:p>Sir Lancelot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97]+1" office:value-type="float" office:value="197">
            <text:p>197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Albion</text:p>
          </table:table-cell>
          <table:table-cell table:style-name="ce18" office:value-type="string">
            <text:p>Merli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2">
          <table:table-cell table:style-name="ce21" table:formula="of:=[.A198]+1" office:value-type="float" office:value="198">
            <text:p>198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lbion</text:p>
          </table:table-cell>
          <table:table-cell table:style-name="ce26" office:value-type="string">
            <text:p>The Sword from the Stone</text:p>
          </table:table-cell>
          <table:table-cell table:style-name="ce25" office:value-type="string">
            <text:p>Item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99]+1" office:value-type="float" office:value="199">
            <text:p>199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Albion</text:p>
          </table:table-cell>
          <table:table-cell table:style-name="ce21" office:value-type="string">
            <text:p>Camelot</text:p>
          </table:table-cell>
          <table:table-cell table:style-name="ce24" office:value-type="string">
            <text:p>Place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00]+1" office:value-type="float" office:value="200">
            <text:p>200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bion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01]+1" office:value-type="float" office:value="201">
            <text:p>201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Alien Friend</text:p>
          </table:table-cell>
          <table:table-cell table:style-name="ce17" office:value-type="string">
            <text:p>Stitch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02]+1" office:value-type="float" office:value="202">
            <text:p>202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Alien Friend</text:p>
          </table:table-cell>
          <table:table-cell table:style-name="ce18" office:value-type="string">
            <text:p>Shark Face?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03]+1" office:value-type="float" office:value="203">
            <text:p>203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Alien Friend</text:p>
          </table:table-cell>
          <table:table-cell table:style-name="ce18" office:value-type="string">
            <text:p>Lilo's siste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04]+1" office:value-type="float" office:value="204">
            <text:p>204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Alien Friend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05]+1" office:value-type="float" office:value="205">
            <text:p>205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Alien Friend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06]+1" office:value-type="float" office:value="206">
            <text:p>206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lien Friend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07]+1" office:value-type="float" office:value="207">
            <text:p>207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Alien Friend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08]+1" office:value-type="float" office:value="208">
            <text:p>208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ien Friend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09]+1" office:value-type="float" office:value="209">
            <text:p>209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Egyptian</text:p>
          </table:table-cell>
          <table:table-cell table:style-name="ce17"/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10]+1" office:value-type="float" office:value="210">
            <text:p>210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Egyptian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11]+1" office:value-type="float" office:value="211">
            <text:p>211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Egyptian</text:p>
          </table:table-cell>
          <table:table-cell table:style-name="ce18" office:value-type="string">
            <text:p>Anubis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12]+1" office:value-type="float" office:value="212">
            <text:p>212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Egyptian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13]+1" office:value-type="float" office:value="213">
            <text:p>213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Egyptian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14]+1" office:value-type="float" office:value="214">
            <text:p>214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Egyptian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15]+1" office:value-type="float" office:value="215">
            <text:p>215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Egyptian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16]+1" office:value-type="float" office:value="216">
            <text:p>216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Egyptian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17]+1" office:value-type="float" office:value="217">
            <text:p>217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Fables</text:p>
          </table:table-cell>
          <table:table-cell table:style-name="ce17" office:value-type="string">
            <text:p>The Hunstman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18]+1" office:value-type="float" office:value="218">
            <text:p>218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Fables</text:p>
          </table:table-cell>
          <table:table-cell table:style-name="ce18" office:value-type="string">
            <text:p>The Wolf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19]+1" office:value-type="float" office:value="219">
            <text:p>219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Fables</text:p>
          </table:table-cell>
          <table:table-cell table:style-name="ce18" office:value-type="string">
            <text:p>The Bake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20]+1" office:value-type="float" office:value="220">
            <text:p>220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Fables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21]+1" office:value-type="float" office:value="221">
            <text:p>221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Fables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22]+1" office:value-type="float" office:value="222">
            <text:p>222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Fables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23]+1" office:value-type="float" office:value="223">
            <text:p>223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Fables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24]+1" office:value-type="float" office:value="224">
            <text:p>224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Fables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25]+1" office:value-type="float" office:value="225">
            <text:p>225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Indian</text:p>
          </table:table-cell>
          <table:table-cell table:style-name="ce17"/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26]+1" office:value-type="float" office:value="226">
            <text:p>226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Indian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27]+1" office:value-type="float" office:value="227">
            <text:p>227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Indian</text:p>
          </table:table-cell>
          <table:table-cell table:style-name="ce18" office:value-type="string">
            <text:p>Shiva?</text:p>
          </table:table-cell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28]+1" office:value-type="float" office:value="228">
            <text:p>228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Indian</text:p>
          </table:table-cell>
          <table:table-cell table:style-name="ce18" office:value-type="string">
            <text:p>Vishnu?</text:p>
          </table:table-cell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29]+1" office:value-type="float" office:value="229">
            <text:p>229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Indian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30]+1" office:value-type="float" office:value="230">
            <text:p>230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Indian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31]+1" office:value-type="float" office:value="231">
            <text:p>231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Indian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32]+1" office:value-type="float" office:value="232">
            <text:p>232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Indian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33]+1" office:value-type="float" office:value="233">
            <text:p>233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Nordic</text:p>
          </table:table-cell>
          <table:table-cell table:style-name="ce17" office:value-type="string">
            <text:p>Thor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34]+1" office:value-type="float" office:value="234">
            <text:p>234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Nordic</text:p>
          </table:table-cell>
          <table:table-cell table:style-name="ce18" office:value-type="string">
            <text:p>Loki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35]+1" office:value-type="float" office:value="235">
            <text:p>235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Nordic</text:p>
          </table:table-cell>
          <table:table-cell table:style-name="ce18" office:value-type="string">
            <text:p>Odin?</text:p>
          </table:table-cell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36]+1" office:value-type="float" office:value="236">
            <text:p>236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Nordic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37]+1" office:value-type="float" office:value="237">
            <text:p>237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Nordic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38]+1" office:value-type="float" office:value="238">
            <text:p>238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Nordic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39]+1" office:value-type="float" office:value="239">
            <text:p>239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Nordic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40]+1" office:value-type="float" office:value="240">
            <text:p>240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Nordic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41]+1" office:value-type="float" office:value="241">
            <text:p>241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Pirate</text:p>
          </table:table-cell>
          <table:table-cell table:style-name="ce17" office:value-type="string">
            <text:p>Captain Sparrow?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42]+1" office:value-type="float" office:value="242">
            <text:p>242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Pirate</text:p>
          </table:table-cell>
          <table:table-cell table:style-name="ce18" office:value-type="string">
            <text:p>Davey Jones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43]+1" office:value-type="float" office:value="243">
            <text:p>243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Pirate</text:p>
          </table:table-cell>
          <table:table-cell table:style-name="ce18" office:value-type="string">
            <text:p>Krake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44]+1" office:value-type="float" office:value="244">
            <text:p>244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Pirate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45]+1" office:value-type="float" office:value="245">
            <text:p>245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Pirate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46]+1" office:value-type="float" office:value="246">
            <text:p>246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Pirate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47]+1" office:value-type="float" office:value="247">
            <text:p>247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Pirate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48]+1" office:value-type="float" office:value="248">
            <text:p>248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irate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49]+1" office:value-type="float" office:value="249">
            <text:p>249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Toy</text:p>
          </table:table-cell>
          <table:table-cell table:style-name="ce17" office:value-type="string">
            <text:p>Sherrif Woody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50]+1" office:value-type="float" office:value="250">
            <text:p>250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Toy</text:p>
          </table:table-cell>
          <table:table-cell table:style-name="ce18" office:value-type="string">
            <text:p>Teddy?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51]+1" office:value-type="float" office:value="251">
            <text:p>251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Toy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52]+1" office:value-type="float" office:value="252">
            <text:p>252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Toy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53]+1" office:value-type="float" office:value="253">
            <text:p>253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Toy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54]+1" office:value-type="float" office:value="254">
            <text:p>254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Toy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55]+1" office:value-type="float" office:value="255">
            <text:p>255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Toy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56]+1" office:value-type="float" office:value="256">
            <text:p>256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y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57]+1" office:value-type="float" office:value="257">
            <text:p>257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Undead</text:p>
          </table:table-cell>
          <table:table-cell table:style-name="ce17" office:value-type="string">
            <text:p>Victor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58]+1" office:value-type="float" office:value="258">
            <text:p>258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Undead</text:p>
          </table:table-cell>
          <table:table-cell table:style-name="ce18" office:value-type="string">
            <text:p>Lord Bachus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59]+1" office:value-type="float" office:value="259">
            <text:p>259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Undead</text:p>
          </table:table-cell>
          <table:table-cell table:style-name="ce18" office:value-type="string">
            <text:p>Victoria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60]+1" office:value-type="float" office:value="260">
            <text:p>260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Undead</text:p>
          </table:table-cell>
          <table:table-cell table:style-name="ce18" office:value-type="string">
            <text:p>Elder Skrullnich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61]+1" office:value-type="float" office:value="261">
            <text:p>261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Undead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62]+1" office:value-type="float" office:value="262">
            <text:p>262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Undead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63]+1" office:value-type="float" office:value="263">
            <text:p>263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Undead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64]+1" office:value-type="float" office:value="264">
            <text:p>264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Undead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 table:number-rows-repeated="1048310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Ability List" table:style-name="ta1" table:print="false">
        <office:forms form:automatic-focus="false" form:apply-design-mode="false"/>
        <table:table-column table:style-name="co11" table:default-cell-style-name="ce18"/>
        <table:table-column table:style-name="co26" table:number-columns-repeated="2" table:default-cell-style-name="ce14"/>
        <table:table-row table:style-name="ro1">
          <table:table-cell table:style-name="ce1" office:value-type="string">
            <text:p>Abil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ard Text</text:p>
          </table:table-cell>
        </table:table-row>
        <table:table-row table:style-name="ro6">
          <table:table-cell table:style-name="ce17" office:value-type="string">
            <text:p>Attack</text:p>
          </table:table-cell>
          <table:table-cell table:style-name="ce13" office:value-type="string">
            <text:p>Supply 1 strength against another kingdom, will take 1 point from the defending kingdom if not blocked, discarded or removed.</text:p>
          </table:table-cell>
          <table:table-cell table:style-name="ce13" office:value-type="string">
            <text:p>D: +x attack power.</text:p>
          </table:table-cell>
        </table:table-row>
        <table:table-row table:style-name="ro2">
          <table:table-cell office:value-type="string">
            <text:p>Defense</text:p>
          </table:table-cell>
          <table:table-cell office:value-type="string">
            <text:p>Supply 1 strength against an attacking kingdom, compare attacking strength to defending strength.</text:p>
          </table:table-cell>
          <table:table-cell office:value-type="string">
            <text:p>D: +x defense power.</text:p>
          </table:table-cell>
        </table:table-row>
        <table:table-row table:style-name="ro5">
          <table:table-cell office:value-type="string">
            <text:p>Prevent</text:p>
          </table:table-cell>
          <table:table-cell office:value-type="string">
            <text:p>Prevent that number of characters from attacking or stealing.</text:p>
          </table:table-cell>
          <table:table-cell office:value-type="string">
            <text:p>D: Prevent x characters that are attacking or Stealing.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string">
            <text:p>Will transfer points without attacking.</text:p>
          </table:table-cell>
          <table:table-cell office:value-type="string">
            <text:p>D: Steal x points from another player.</text:p>
          </table:table-cell>
        </table:table-row>
        <table:table-row table:style-name="ro5">
          <table:table-cell office:value-type="string">
            <text:p>Stun</text:p>
          </table:table-cell>
          <table:table-cell office:value-type="string">
            <text:p>A character gains stun tokens and cannot be used while stunned.</text:p>
          </table:table-cell>
          <table:table-cell office:value-type="string">
            <text:p>D: Distribute x stun tokens to characters in any deployment fields.</text:p>
          </table:table-cell>
        </table:table-row>
        <table:table-row table:style-name="ro5">
          <table:table-cell office:value-type="string">
            <text:p>Kill</text:p>
          </table:table-cell>
          <table:table-cell office:value-type="string">
            <text:p>Discard that number of characters from the board.</text:p>
          </table:table-cell>
          <table:table-cell office:value-type="string">
            <text:p>D: Kill x characters from any deployment field.</text:p>
          </table:table-cell>
        </table:table-row>
        <table:table-row table:style-name="ro5">
          <table:table-cell office:value-type="string">
            <text:p>Poison</text:p>
          </table:table-cell>
          <table:table-cell office:value-type="string">
            <text:p>A character gains poison tokens and is trashed when the counters run out.</text:p>
          </table:table-cell>
          <table:table-cell office:value-type="string">
            <text:p>D: 1 character in any deployment zone gains x poison tokens.</text:p>
          </table:table-cell>
        </table:table-row>
        <table:table-row table:style-name="ro5">
          <table:table-cell office:value-type="string">
            <text:p>Stop</text:p>
          </table:table-cell>
          <table:table-cell office:value-type="string">
            <text:p>Prevent a character from activating until the following round.</text:p>
          </table:table-cell>
          <table:table-cell office:value-type="string">
            <text:p>D: Prevent x characters from activating until the following round.</text:p>
          </table:table-cell>
        </table:table-row>
        <table:table-row table:style-name="ro5">
          <table:table-cell office:value-type="string">
            <text:p>Turn</text:p>
          </table:table-cell>
          <table:table-cell office:value-type="string">
            <text:p>Recruit a character from another kingdom to your kingdom.</text:p>
          </table:table-cell>
          <table:table-cell office:value-type="string">
            <text:p>D: Gain x characters from another player's deployment zone.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string">
            <text:p>Generates that much resource.</text:p>
          </table:table-cell>
          <table:table-cell office:value-type="string">
            <text:p>D: Gain x resource.</text:p>
          </table:table-cell>
        </table:table-row>
        <table:table-row table:style-name="ro5">
          <table:table-cell office:value-type="string">
            <text:p>Starve</text:p>
          </table:table-cell>
          <table:table-cell office:value-type="string">
            <text:p>Prevents that much resource from being uses and is then discarded.</text:p>
          </table:table-cell>
          <table:table-cell office:value-type="string">
            <text:p>D: +x starvation power.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Take a point from the Pooled points.</text:p>
          </table:table-cell>
          <table:table-cell office:value-type="string">
            <text:p>D: Score x points.</text:p>
          </table:table-cell>
        </table:table-row>
        <table:table-row table:style-name="ro13">
          <table:table-cell table:style-name="ce19" office:value-type="string">
            <text:p>Wish</text:p>
          </table:table-cell>
          <table:table-cell table:style-name="ce15" office:value-type="string">
            <text:p>A character gains wish tokens.</text:p>
            <text:p>A wish token can be removed to perform the following:</text:p>
            <text:p>1) Stun</text:p>
            <text:p>2) Steal</text:p>
            <text:p>3) Stop</text:p>
            <text:p>4) Turn</text:p>
            <text:p>5) Prevent</text:p>
            <text:p>6) Score</text:p>
            <text:p>7) Cast a character without paying its cost</text:p>
            <text:p>8) Buy a card without paying its cost</text:p>
            <text:p>9) Pay for an ability without paying its cost</text:p>
            <text:p>10) Remove a status effect</text:p>
          </table:table-cell>
          <table:table-cell table:style-name="ce15" office:value-type="string">
            <text:p>Character is deployed with x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</table:table-row>
        <table:table-row table:style-name="ro3">
          <table:table-cell table:style-name="Default" table:number-columns-repeated="2"/>
          <table:table-cell table:style-name="Default" office:value-type="string">
            <text:p>s</text:p>
          </table:table-cell>
        </table:table-row>
      </table:table>
      <table:table table:name="Points" table:style-name="ta1" table:print="false">
        <table:table-column table:style-name="co11" table:default-cell-style-name="ce18"/>
        <table:table-column table:style-name="co22" table:default-cell-style-name="ce14"/>
        <table:table-column table:style-name="co23" table:number-columns-repeated="5" table:default-cell-style-name="ce14"/>
        <table:table-column table:style-name="co24" table:default-cell-style-name="ce14"/>
        <table:table-column table:style-name="co25" table:default-cell-style-name="ce48"/>
        <table:table-row table:style-name="ro5">
          <table:table-cell table:style-name="ce1" office:value-type="string">
            <text:p>Number of Players</text:p>
          </table:table-cell>
          <table:table-cell table:style-name="ce1" office:value-type="string">
            <text:p>Starting Points</text:p>
          </table:table-cell>
          <table:table-cell table:style-name="ce1" office:value-type="string">
            <text:p>Per Player</text:p>
          </table:table-cell>
          <table:table-cell table:style-name="ce1" office:value-type="string">
            <text:p>Total per Player</text:p>
          </table:table-cell>
          <table:table-cell table:style-name="ce1" office:value-type="string">
            <text:p>Player Total</text:p>
          </table:table-cell>
          <table:table-cell table:style-name="ce1" office:value-type="string">
            <text:p>Crown pts</text:p>
          </table:table-cell>
          <table:table-cell table:style-name="ce1" office:value-type="string">
            <text:p>Grand Total</text:p>
          </table:table-cell>
          <table:table-cell table:style-name="ce1" office:value-type="string">
            <text:p>To Win</text:p>
          </table:table-cell>
          <table:table-cell table:style-name="ce1" office:value-type="string">
            <text:p>To Score</text:p>
          </table:table-cell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0">
            <text:p>20</text:p>
          </table:table-cell>
          <table:table-cell table:style-name="ce13" table:formula="of:=[.B2]+[.C2]" office:value-type="float" office:value="30">
            <text:p>30</text:p>
          </table:table-cell>
          <table:table-cell table:style-name="ce13" table:formula="of:=[.D2]*[.A2]" office:value-type="float" office:value="30">
            <text:p>30</text:p>
          </table:table-cell>
          <table:table-cell table:style-name="ce13" office:value-type="float" office:value="10">
            <text:p>10</text:p>
          </table:table-cell>
          <table:table-cell table:style-name="ce13" table:formula="of:=[.E2]+[.F2]" office:value-type="float" office:value="40">
            <text:p>40</text:p>
          </table:table-cell>
          <table:table-cell table:style-name="ce13" table:formula="of:=[.G2]/2" office:value-type="float" office:value="20">
            <text:p>20</text:p>
          </table:table-cell>
          <table:table-cell table:style-name="ce47" table:formula="of:=[.H2]-[.B2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3]+[.C3]" office:value-type="float" office:value="30">
            <text:p>30</text:p>
          </table:table-cell>
          <table:table-cell table:formula="of:=[.D3]*[.A3]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E3]+[.F3]" office:value-type="float" office:value="70">
            <text:p>70</text:p>
          </table:table-cell>
          <table:table-cell table:formula="of:=[.G3]/2" office:value-type="float" office:value="35">
            <text:p>35</text:p>
          </table:table-cell>
          <table:table-cell table:formula="of:=[.H3]-[.B3]"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4]+[.C4]" office:value-type="float" office:value="30">
            <text:p>30</text:p>
          </table:table-cell>
          <table:table-cell table:formula="of:=[.D4]*[.A4]"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E4]+[.F4]" office:value-type="float" office:value="100">
            <text:p>100</text:p>
          </table:table-cell>
          <table:table-cell table:formula="of:=[.G4]/2" office:value-type="float" office:value="50">
            <text:p>50</text:p>
          </table:table-cell>
          <table:table-cell table:formula="of:=[.H4]-[.B4]"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]+[.C5]" office:value-type="float" office:value="30">
            <text:p>30</text:p>
          </table:table-cell>
          <table:table-cell table:formula="of:=[.D5]*[.A5]" office:value-type="float" office:value="120">
            <text:p>120</text:p>
          </table:table-cell>
          <table:table-cell office:value-type="float" office:value="10">
            <text:p>10</text:p>
          </table:table-cell>
          <table:table-cell table:formula="of:=[.E5]+[.F5]" office:value-type="float" office:value="130">
            <text:p>130</text:p>
          </table:table-cell>
          <table:table-cell table:formula="of:=[.G5]/2" office:value-type="float" office:value="65">
            <text:p>65</text:p>
          </table:table-cell>
          <table:table-cell table:formula="of:=[.H5]-[.B5]"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6]+[.C6]" office:value-type="float" office:value="30">
            <text:p>30</text:p>
          </table:table-cell>
          <table:table-cell table:formula="of:=[.D6]*[.A6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E6]+[.F6]" office:value-type="float" office:value="160">
            <text:p>160</text:p>
          </table:table-cell>
          <table:table-cell table:formula="of:=[.G6]/2" office:value-type="float" office:value="80">
            <text:p>80</text:p>
          </table:table-cell>
          <table:table-cell table:formula="of:=[.H6]-[.B6]"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7]+[.C7]" office:value-type="float" office:value="30">
            <text:p>30</text:p>
          </table:table-cell>
          <table:table-cell table:formula="of:=[.D7]*[.A7]" office:value-type="float" office:value="180">
            <text:p>180</text:p>
          </table:table-cell>
          <table:table-cell office:value-type="float" office:value="10">
            <text:p>10</text:p>
          </table:table-cell>
          <table:table-cell table:formula="of:=[.E7]+[.F7]" office:value-type="float" office:value="190">
            <text:p>190</text:p>
          </table:table-cell>
          <table:table-cell table:formula="of:=[.G7]/2" office:value-type="float" office:value="95">
            <text:p>95</text:p>
          </table:table-cell>
          <table:table-cell table:formula="of:=[.H7]-[.B7]" office:value-type="float" office:value="85">
            <text:p>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8]+[.C8]" office:value-type="float" office:value="30">
            <text:p>30</text:p>
          </table:table-cell>
          <table:table-cell table:formula="of:=[.D8]*[.A8]" office:value-type="float" office:value="210">
            <text:p>210</text:p>
          </table:table-cell>
          <table:table-cell office:value-type="float" office:value="10">
            <text:p>10</text:p>
          </table:table-cell>
          <table:table-cell table:formula="of:=[.E8]+[.F8]" office:value-type="float" office:value="220">
            <text:p>220</text:p>
          </table:table-cell>
          <table:table-cell table:formula="of:=[.G8]/2" office:value-type="float" office:value="110">
            <text:p>110</text:p>
          </table:table-cell>
          <table:table-cell table:formula="of:=[.H8]-[.B8]" office:value-type="float" office:value="100">
            <text:p>100</text:p>
          </table:table-cell>
        </table:table-row>
        <table:table-row table:style-name="ro1">
          <table:table-cell table:style-name="ce19" office:value-type="float" office:value="8">
            <text:p>8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0">
            <text:p>20</text:p>
          </table:table-cell>
          <table:table-cell table:style-name="ce15" table:formula="of:=[.B9]+[.C9]" office:value-type="float" office:value="30">
            <text:p>30</text:p>
          </table:table-cell>
          <table:table-cell table:style-name="ce15" table:formula="of:=[.D9]*[.A9]" office:value-type="float" office:value="240">
            <text:p>240</text:p>
          </table:table-cell>
          <table:table-cell table:style-name="ce15" office:value-type="float" office:value="10">
            <text:p>10</text:p>
          </table:table-cell>
          <table:table-cell table:style-name="ce15" table:formula="of:=[.E9]+[.F9]" office:value-type="float" office:value="250">
            <text:p>250</text:p>
          </table:table-cell>
          <table:table-cell table:style-name="ce15" table:formula="of:=[.G9]/2" office:value-type="float" office:value="125">
            <text:p>125</text:p>
          </table:table-cell>
          <table:table-cell table:style-name="ce49" table:formula="of:=[.H9]-[.B9]" office:value-type="float" office:value="115">
            <text:p>115</text:p>
          </table:table-cell>
        </table:table-row>
      </table:table>
      <table:database-ranges>
        <table:database-range table:target-range-address="'Faction List'.C1:'Faction List'.H35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11/21/2017</text:date>, <text:time>21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11H59M</meta:editing-duration>
    <meta:editing-cycles>29</meta:editing-cycles>
    <meta:generator>OpenOffice.org/3.3$Win32 OpenOffice.org_project/330m20$Build-9567</meta:generator>
    <dc:date>2017-11-21T21:32:32.75</dc:date>
    <meta:document-statistic meta:table-count="5" meta:cell-count="2666" meta:object-count="0"/>
    <meta:user-defined meta:name="Info 1"/>
    <meta:user-defined meta:name="Info 2"/>
    <meta:user-defined meta:name="Info 3"/>
    <meta:user-defined meta:name="Info 4"/>
  </office:meta>
</office:document-meta>
</file>